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rqu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05" calcext:value-type="float">
            <text:p>1.0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25" calcext:value-type="float">
            <text:p>1.0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35" calcext:value-type="float">
            <text:p>1.0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45" calcext:value-type="float">
            <text:p>1.0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55" calcext:value-type="float">
            <text:p>1.0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65" calcext:value-type="float">
            <text:p>1.0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85" calcext:value-type="float">
            <text:p>1.0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95" calcext:value-type="float">
            <text:p>1.0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05" calcext:value-type="float">
            <text:p>1.1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15" calcext:value-type="float">
            <text:p>1.1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35" calcext:value-type="float">
            <text:p>1.1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45" calcext:value-type="float">
            <text:p>1.1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55" calcext:value-type="float">
            <text:p>1.1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65" calcext:value-type="float">
            <text:p>1.1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85" calcext:value-type="float">
            <text:p>1.1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95" calcext:value-type="float">
            <text:p>1.1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205" calcext:value-type="float">
            <text:p>1.2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215" calcext:value-type="float">
            <text:p>1.2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235" calcext:value-type="float">
            <text:p>1.2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245" calcext:value-type="float">
            <text:p>1.2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255" calcext:value-type="float">
            <text:p>1.2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265" calcext:value-type="float">
            <text:p>1.2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1.285" calcext:value-type="float">
            <text:p>1.285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1.295" calcext:value-type="float">
            <text:p>1.2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305" calcext:value-type="float">
            <text:p>1.3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1.315" calcext:value-type="float">
            <text:p>1.315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1.325" calcext:value-type="float">
            <text:p>1.325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1.335" calcext:value-type="float">
            <text:p>1.335</text:p>
          </table:table-cell>
          <table:table-cell office:value-type="float" office:value="-2.13639" calcext:value-type="float">
            <text:p>-2.13639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1.345" calcext:value-type="float">
            <text:p>1.345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355" calcext:value-type="float">
            <text:p>1.3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365" calcext:value-type="float">
            <text:p>1.365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385" calcext:value-type="float">
            <text:p>1.3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395" calcext:value-type="float">
            <text:p>1.3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405" calcext:value-type="float">
            <text:p>1.405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1.415" calcext:value-type="float">
            <text:p>1.415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435" calcext:value-type="float">
            <text:p>1.4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445" calcext:value-type="float">
            <text:p>1.4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455" calcext:value-type="float">
            <text:p>1.4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465" calcext:value-type="float">
            <text:p>1.465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485" calcext:value-type="float">
            <text:p>1.4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495" calcext:value-type="float">
            <text:p>1.4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05" calcext:value-type="float">
            <text:p>1.5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15" calcext:value-type="float">
            <text:p>1.5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35" calcext:value-type="float">
            <text:p>1.5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45" calcext:value-type="float">
            <text:p>1.5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55" calcext:value-type="float">
            <text:p>1.5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65" calcext:value-type="float">
            <text:p>1.5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85" calcext:value-type="float">
            <text:p>1.5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95" calcext:value-type="float">
            <text:p>1.5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605" calcext:value-type="float">
            <text:p>1.6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1.615" calcext:value-type="float">
            <text:p>1.615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635" calcext:value-type="float">
            <text:p>1.6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645" calcext:value-type="float">
            <text:p>1.6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655" calcext:value-type="float">
            <text:p>1.655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1.665" calcext:value-type="float">
            <text:p>1.665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685" calcext:value-type="float">
            <text:p>1.6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695" calcext:value-type="float">
            <text:p>1.6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705" calcext:value-type="float">
            <text:p>1.7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715" calcext:value-type="float">
            <text:p>1.7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725" calcext:value-type="float">
            <text:p>1.7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735" calcext:value-type="float">
            <text:p>1.7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745" calcext:value-type="float">
            <text:p>1.7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755" calcext:value-type="float">
            <text:p>1.7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765" calcext:value-type="float">
            <text:p>1.7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775" calcext:value-type="float">
            <text:p>1.7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1.785" calcext:value-type="float">
            <text:p>1.785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1.795" calcext:value-type="float">
            <text:p>1.7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1.805" calcext:value-type="float">
            <text:p>1.805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1.815" calcext:value-type="float">
            <text:p>1.8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825" calcext:value-type="float">
            <text:p>1.8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835" calcext:value-type="float">
            <text:p>1.8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845" calcext:value-type="float">
            <text:p>1.8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1.855" calcext:value-type="float">
            <text:p>1.855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1.865" calcext:value-type="float">
            <text:p>1.8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885" calcext:value-type="float">
            <text:p>1.8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895" calcext:value-type="float">
            <text:p>1.8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05" calcext:value-type="float">
            <text:p>1.9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15" calcext:value-type="float">
            <text:p>1.9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25" calcext:value-type="float">
            <text:p>1.9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35" calcext:value-type="float">
            <text:p>1.9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45" calcext:value-type="float">
            <text:p>1.9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55" calcext:value-type="float">
            <text:p>1.9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65" calcext:value-type="float">
            <text:p>1.9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75" calcext:value-type="float">
            <text:p>1.9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85" calcext:value-type="float">
            <text:p>1.9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95" calcext:value-type="float">
            <text:p>1.9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2.005" calcext:value-type="float">
            <text:p>2.005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2.015" calcext:value-type="float">
            <text:p>2.0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025" calcext:value-type="float">
            <text:p>2.0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035" calcext:value-type="float">
            <text:p>2.0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045" calcext:value-type="float">
            <text:p>2.0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055" calcext:value-type="float">
            <text:p>2.0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065" calcext:value-type="float">
            <text:p>2.0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075" calcext:value-type="float">
            <text:p>2.0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085" calcext:value-type="float">
            <text:p>2.0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095" calcext:value-type="float">
            <text:p>2.0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05" calcext:value-type="float">
            <text:p>2.1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15" calcext:value-type="float">
            <text:p>2.1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35" calcext:value-type="float">
            <text:p>2.1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45" calcext:value-type="float">
            <text:p>2.1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55" calcext:value-type="float">
            <text:p>2.1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65" calcext:value-type="float">
            <text:p>2.1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85" calcext:value-type="float">
            <text:p>2.1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95" calcext:value-type="float">
            <text:p>2.1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05" calcext:value-type="float">
            <text:p>2.2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15" calcext:value-type="float">
            <text:p>2.2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25" calcext:value-type="float">
            <text:p>2.2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35" calcext:value-type="float">
            <text:p>2.2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45" calcext:value-type="float">
            <text:p>2.2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55" calcext:value-type="float">
            <text:p>2.2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65" calcext:value-type="float">
            <text:p>2.2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75" calcext:value-type="float">
            <text:p>2.2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85" calcext:value-type="float">
            <text:p>2.2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95" calcext:value-type="float">
            <text:p>2.2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2.305" calcext:value-type="float">
            <text:p>2.305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2.315" calcext:value-type="float">
            <text:p>2.3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325" calcext:value-type="float">
            <text:p>2.3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335" calcext:value-type="float">
            <text:p>2.3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345" calcext:value-type="float">
            <text:p>2.3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355" calcext:value-type="float">
            <text:p>2.3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365" calcext:value-type="float">
            <text:p>2.3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385" calcext:value-type="float">
            <text:p>2.3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395" calcext:value-type="float">
            <text:p>2.3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07648" calcext:value-type="float">
            <text:p>1.07648</text:p>
          </table:table-cell>
        </table:table-row>
        <table:table-row table:style-name="ro1">
          <table:table-cell office:value-type="float" office:value="2.405" calcext:value-type="float">
            <text:p>2.405</text:p>
          </table:table-cell>
          <table:table-cell office:value-type="float" office:value="4.17469" calcext:value-type="float">
            <text:p>4.17469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-1.05064" calcext:value-type="float">
            <text:p>-1.05064</text:p>
          </table:table-cell>
        </table:table-row>
        <table:table-row table:style-name="ro1">
          <table:table-cell office:value-type="float" office:value="2.415" calcext:value-type="float">
            <text:p>2.415</text:p>
          </table:table-cell>
          <table:table-cell office:value-type="float" office:value="23.0015" calcext:value-type="float">
            <text:p>23.0015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-21.8117" calcext:value-type="float">
            <text:p>-21.8117</text:p>
          </table:table-cell>
        </table:table-row>
        <table:table-row table:style-name="ro1">
          <table:table-cell office:value-type="float" office:value="2.425" calcext:value-type="float">
            <text:p>2.425</text:p>
          </table:table-cell>
          <table:table-cell office:value-type="float" office:value="1.14207" calcext:value-type="float">
            <text:p>1.14207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-0.990765" calcext:value-type="float">
            <text:p>-0.990765</text:p>
          </table:table-cell>
        </table:table-row>
        <table:table-row table:style-name="ro1">
          <table:table-cell office:value-type="float" office:value="2.435" calcext:value-type="float">
            <text:p>2.435</text:p>
          </table:table-cell>
          <table:table-cell office:value-type="float" office:value="0.0863385" calcext:value-type="float">
            <text:p>0.0863385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7.35541" calcext:value-type="float">
            <text:p>7.35541</text:p>
          </table:table-cell>
        </table:table-row>
        <table:table-row table:style-name="ro1">
          <table:table-cell office:value-type="float" office:value="2.445" calcext:value-type="float">
            <text:p>2.445</text:p>
          </table:table-cell>
          <table:table-cell office:value-type="float" office:value="-4.99881" calcext:value-type="float">
            <text:p>-4.99881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-2.01955" calcext:value-type="float">
            <text:p>-2.01955</text:p>
          </table:table-cell>
        </table:table-row>
        <table:table-row table:style-name="ro1">
          <table:table-cell office:value-type="float" office:value="2.455" calcext:value-type="float">
            <text:p>2.455</text:p>
          </table:table-cell>
          <table:table-cell office:value-type="float" office:value="1.19893" calcext:value-type="float">
            <text:p>1.19893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0.0184309" calcext:value-type="float">
            <text:p>0.0184309</text:p>
          </table:table-cell>
        </table:table-row>
        <table:table-row table:style-name="ro1">
          <table:table-cell office:value-type="float" office:value="2.465" calcext:value-type="float">
            <text:p>2.465</text:p>
          </table:table-cell>
          <table:table-cell office:value-type="float" office:value="1.33614" calcext:value-type="float">
            <text:p>1.33614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-0.914207" calcext:value-type="float">
            <text:p>-0.914207</text:p>
          </table:table-cell>
        </table:table-row>
        <table:table-row table:style-name="ro1">
          <table:table-cell office:value-type="float" office:value="2.475" calcext:value-type="float">
            <text:p>2.475</text:p>
          </table:table-cell>
          <table:table-cell office:value-type="float" office:value="1.11663" calcext:value-type="float">
            <text:p>1.11663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-0.777085" calcext:value-type="float">
            <text:p>-0.777085</text:p>
          </table:table-cell>
        </table:table-row>
        <table:table-row table:style-name="ro1">
          <table:table-cell office:value-type="float" office:value="2.485" calcext:value-type="float">
            <text:p>2.485</text:p>
          </table:table-cell>
          <table:table-cell office:value-type="float" office:value="1.13483" calcext:value-type="float">
            <text:p>1.13483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0.312493" calcext:value-type="float">
            <text:p>0.312493</text:p>
          </table:table-cell>
        </table:table-row>
        <table:table-row table:style-name="ro1">
          <table:table-cell office:value-type="float" office:value="2.495" calcext:value-type="float">
            <text:p>2.495</text:p>
          </table:table-cell>
          <table:table-cell office:value-type="float" office:value="1.15581" calcext:value-type="float">
            <text:p>1.1558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334847" calcext:value-type="float">
            <text:p>0.334847</text:p>
          </table:table-cell>
        </table:table-row>
        <table:table-row table:style-name="ro1">
          <table:table-cell office:value-type="float" office:value="2.505" calcext:value-type="float">
            <text:p>2.505</text:p>
          </table:table-cell>
          <table:table-cell office:value-type="float" office:value="4.27467" calcext:value-type="float">
            <text:p>4.27467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-2.84612" calcext:value-type="float">
            <text:p>-2.84612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0.695048" calcext:value-type="float">
            <text:p>-0.695048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.148079" calcext:value-type="float">
            <text:p>0.148079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0.277844" calcext:value-type="float">
            <text:p>0.277844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1.36005" calcext:value-type="float">
            <text:p>1.36005</text:p>
          </table:table-cell>
        </table:table-row>
        <table:table-row table:style-name="ro1">
          <table:table-cell office:value-type="float" office:value="2.535" calcext:value-type="float">
            <text:p>2.535</text:p>
          </table:table-cell>
          <table:table-cell office:value-type="float" office:value="-0.65008" calcext:value-type="float">
            <text:p>-0.65008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2.33559" calcext:value-type="float">
            <text:p>2.33559</text:p>
          </table:table-cell>
        </table:table-row>
        <table:table-row table:style-name="ro1">
          <table:table-cell office:value-type="float" office:value="2.545" calcext:value-type="float">
            <text:p>2.545</text:p>
          </table:table-cell>
          <table:table-cell office:value-type="float" office:value="-1.81477" calcext:value-type="float">
            <text:p>-1.81477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1.40718" calcext:value-type="float">
            <text:p>1.40718</text:p>
          </table:table-cell>
        </table:table-row>
        <table:table-row table:style-name="ro1">
          <table:table-cell office:value-type="float" office:value="2.555" calcext:value-type="float">
            <text:p>2.555</text:p>
          </table:table-cell>
          <table:table-cell office:value-type="float" office:value="-0.722205" calcext:value-type="float">
            <text:p>-0.722205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1.54867" calcext:value-type="float">
            <text:p>1.54867</text:p>
          </table:table-cell>
        </table:table-row>
        <table:table-row table:style-name="ro1">
          <table:table-cell office:value-type="float" office:value="2.565" calcext:value-type="float">
            <text:p>2.565</text:p>
          </table:table-cell>
          <table:table-cell office:value-type="float" office:value="0.252724" calcext:value-type="float">
            <text:p>0.252724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0.383348" calcext:value-type="float">
            <text:p>0.383348</text:p>
          </table:table-cell>
        </table:table-row>
        <table:table-row table:style-name="ro1">
          <table:table-cell office:value-type="float" office:value="2.575" calcext:value-type="float">
            <text:p>2.575</text:p>
          </table:table-cell>
          <table:table-cell office:value-type="float" office:value="-0.676295" calcext:value-type="float">
            <text:p>-0.676295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1.47527" calcext:value-type="float">
            <text:p>1.47527</text:p>
          </table:table-cell>
        </table:table-row>
        <table:table-row table:style-name="ro1">
          <table:table-cell office:value-type="float" office:value="2.585" calcext:value-type="float">
            <text:p>2.585</text:p>
          </table:table-cell>
          <table:table-cell office:value-type="float" office:value="0.416805" calcext:value-type="float">
            <text:p>0.416805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1.49953" calcext:value-type="float">
            <text:p>1.49953</text:p>
          </table:table-cell>
        </table:table-row>
        <table:table-row table:style-name="ro1">
          <table:table-cell office:value-type="float" office:value="2.595" calcext:value-type="float">
            <text:p>2.595</text:p>
          </table:table-cell>
          <table:table-cell office:value-type="float" office:value="-1.58133" calcext:value-type="float">
            <text:p>-1.5813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330858" calcext:value-type="float">
            <text:p>0.330858</text:p>
          </table:table-cell>
        </table:table-row>
        <table:table-row table:style-name="ro1">
          <table:table-cell office:value-type="float" office:value="2.605" calcext:value-type="float">
            <text:p>2.605</text:p>
          </table:table-cell>
          <table:table-cell office:value-type="float" office:value="2.60218" calcext:value-type="float">
            <text:p>2.60218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-1.66791" calcext:value-type="float">
            <text:p>-1.66791</text:p>
          </table:table-cell>
        </table:table-row>
        <table:table-row table:style-name="ro1">
          <table:table-cell office:value-type="float" office:value="2.615" calcext:value-type="float">
            <text:p>2.615</text:p>
          </table:table-cell>
          <table:table-cell office:value-type="float" office:value="1.55306" calcext:value-type="float">
            <text:p>1.55306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0.494009" calcext:value-type="float">
            <text:p>0.494009</text:p>
          </table:table-cell>
        </table:table-row>
        <table:table-row table:style-name="ro1">
          <table:table-cell office:value-type="float" office:value="2.625" calcext:value-type="float">
            <text:p>2.625</text:p>
          </table:table-cell>
          <table:table-cell office:value-type="float" office:value="-0.447343" calcext:value-type="float">
            <text:p>-0.447343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1.4656" calcext:value-type="float">
            <text:p>1.4656</text:p>
          </table:table-cell>
        </table:table-row>
        <table:table-row table:style-name="ro1">
          <table:table-cell office:value-type="float" office:value="2.635" calcext:value-type="float">
            <text:p>2.635</text:p>
          </table:table-cell>
          <table:table-cell office:value-type="float" office:value="0.525154" calcext:value-type="float">
            <text:p>0.525154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-0.535471" calcext:value-type="float">
            <text:p>-0.535471</text:p>
          </table:table-cell>
        </table:table-row>
        <table:table-row table:style-name="ro1">
          <table:table-cell office:value-type="float" office:value="2.645" calcext:value-type="float">
            <text:p>2.645</text:p>
          </table:table-cell>
          <table:table-cell office:value-type="float" office:value="0.662804" calcext:value-type="float">
            <text:p>0.662804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0.434224" calcext:value-type="float">
            <text:p>0.434224</text:p>
          </table:table-cell>
        </table:table-row>
        <table:table-row table:style-name="ro1">
          <table:table-cell office:value-type="float" office:value="2.655" calcext:value-type="float">
            <text:p>2.655</text:p>
          </table:table-cell>
          <table:table-cell office:value-type="float" office:value="1.63337" calcext:value-type="float">
            <text:p>1.63337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9.97567" calcext:value-type="float">
            <text:p>9.97567</text:p>
          </table:table-cell>
        </table:table-row>
        <table:table-row table:style-name="ro1">
          <table:table-cell office:value-type="float" office:value="2.665" calcext:value-type="float">
            <text:p>2.665</text:p>
          </table:table-cell>
          <table:table-cell office:value-type="float" office:value="-8.79849" calcext:value-type="float">
            <text:p>-8.79849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-2.49088" calcext:value-type="float">
            <text:p>-2.49088</text:p>
          </table:table-cell>
        </table:table-row>
        <table:table-row table:style-name="ro1">
          <table:table-cell office:value-type="float" office:value="2.675" calcext:value-type="float">
            <text:p>2.675</text:p>
          </table:table-cell>
          <table:table-cell office:value-type="float" office:value="2.74892" calcext:value-type="float">
            <text:p>2.74892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-0.57245" calcext:value-type="float">
            <text:p>-0.57245</text:p>
          </table:table-cell>
        </table:table-row>
        <table:table-row table:style-name="ro1">
          <table:table-cell office:value-type="float" office:value="2.685" calcext:value-type="float">
            <text:p>2.685</text:p>
          </table:table-cell>
          <table:table-cell office:value-type="float" office:value="0.742822" calcext:value-type="float">
            <text:p>0.742822</text:p>
          </table:table-cell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1.58343" calcext:value-type="float">
            <text:p>1.58343</text:p>
          </table:table-cell>
        </table:table-row>
        <table:table-row table:style-name="ro1">
          <table:table-cell office:value-type="float" office:value="2.695" calcext:value-type="float">
            <text:p>2.695</text:p>
          </table:table-cell>
          <table:table-cell office:value-type="float" office:value="0.640638" calcext:value-type="float">
            <text:p>0.640638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767849" calcext:value-type="float">
            <text:p>0.767849</text:p>
          </table:table-cell>
        </table:table-row>
        <table:table-row table:style-name="ro1">
          <table:table-cell office:value-type="float" office:value="2.705" calcext:value-type="float">
            <text:p>2.705</text:p>
          </table:table-cell>
          <table:table-cell office:value-type="float" office:value="2.56122" calcext:value-type="float">
            <text:p>2.56122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-2.30606" calcext:value-type="float">
            <text:p>-2.30606</text:p>
          </table:table-cell>
        </table:table-row>
        <table:table-row table:style-name="ro1">
          <table:table-cell office:value-type="float" office:value="2.715" calcext:value-type="float">
            <text:p>2.715</text:p>
          </table:table-cell>
          <table:table-cell office:value-type="float" office:value="0.67311" calcext:value-type="float">
            <text:p>0.67311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0.561036" calcext:value-type="float">
            <text:p>0.561036</text:p>
          </table:table-cell>
        </table:table-row>
        <table:table-row table:style-name="ro1">
          <table:table-cell office:value-type="float" office:value="2.725" calcext:value-type="float">
            <text:p>2.725</text:p>
          </table:table-cell>
          <table:table-cell office:value-type="float" office:value="-0.265316" calcext:value-type="float">
            <text:p>-0.265316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0.691576" calcext:value-type="float">
            <text:p>0.691576</text:p>
          </table:table-cell>
        </table:table-row>
        <table:table-row table:style-name="ro1">
          <table:table-cell office:value-type="float" office:value="2.735" calcext:value-type="float">
            <text:p>2.735</text:p>
          </table:table-cell>
          <table:table-cell office:value-type="float" office:value="-0.373637" calcext:value-type="float">
            <text:p>-0.373637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1.65302" calcext:value-type="float">
            <text:p>1.65302</text:p>
          </table:table-cell>
        </table:table-row>
        <table:table-row table:style-name="ro1">
          <table:table-cell office:value-type="float" office:value="2.745" calcext:value-type="float">
            <text:p>2.745</text:p>
          </table:table-cell>
          <table:table-cell office:value-type="float" office:value="-0.244489" calcext:value-type="float">
            <text:p>-0.244489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1.78217" calcext:value-type="float">
            <text:p>1.78217</text:p>
          </table:table-cell>
        </table:table-row>
        <table:table-row table:style-name="ro1">
          <table:table-cell office:value-type="float" office:value="2.755" calcext:value-type="float">
            <text:p>2.755</text:p>
          </table:table-cell>
          <table:table-cell office:value-type="float" office:value="-0.35321" calcext:value-type="float">
            <text:p>-0.35321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.721315" calcext:value-type="float">
            <text:p>0.721315</text:p>
          </table:table-cell>
        </table:table-row>
        <table:table-row table:style-name="ro1">
          <table:table-cell office:value-type="float" office:value="2.765" calcext:value-type="float">
            <text:p>2.765</text:p>
          </table:table-cell>
          <table:table-cell office:value-type="float" office:value="0.725816" calcext:value-type="float">
            <text:p>0.725816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1.80116" calcext:value-type="float">
            <text:p>1.80116</text:p>
          </table:table-cell>
        </table:table-row>
        <table:table-row table:style-name="ro1">
          <table:table-cell office:value-type="float" office:value="2.775" calcext:value-type="float">
            <text:p>2.775</text:p>
          </table:table-cell>
          <table:table-cell office:value-type="float" office:value="-1.40527" calcext:value-type="float">
            <text:p>-1.40527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1.80904" calcext:value-type="float">
            <text:p>1.80904</text:p>
          </table:table-cell>
        </table:table-row>
        <table:table-row table:style-name="ro1">
          <table:table-cell office:value-type="float" office:value="2.785" calcext:value-type="float">
            <text:p>2.785</text:p>
          </table:table-cell>
          <table:table-cell office:value-type="float" office:value="0.743391" calcext:value-type="float">
            <text:p>0.743391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0.747675" calcext:value-type="float">
            <text:p>0.747675</text:p>
          </table:table-cell>
        </table:table-row>
        <table:table-row table:style-name="ro1">
          <table:table-cell office:value-type="float" office:value="2.795" calcext:value-type="float">
            <text:p>2.795</text:p>
          </table:table-cell>
          <table:table-cell office:value-type="float" office:value="-0.318929" calcext:value-type="float">
            <text:p>-0.31892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82524" calcext:value-type="float">
            <text:p>1.82524</text:p>
          </table:table-cell>
        </table:table-row>
        <table:table-row table:style-name="ro1">
          <table:table-cell office:value-type="float" office:value="2.805" calcext:value-type="float">
            <text:p>2.805</text:p>
          </table:table-cell>
          <table:table-cell office:value-type="float" office:value="0.759418" calcext:value-type="float">
            <text:p>0.759418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-0.307286" calcext:value-type="float">
            <text:p>-0.307286</text:p>
          </table:table-cell>
        </table:table-row>
        <table:table-row table:style-name="ro1">
          <table:table-cell office:value-type="float" office:value="2.815" calcext:value-type="float">
            <text:p>2.815</text:p>
          </table:table-cell>
          <table:table-cell office:value-type="float" office:value="1.83676" calcext:value-type="float">
            <text:p>1.83676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-0.299992" calcext:value-type="float">
            <text:p>-0.299992</text:p>
          </table:table-cell>
        </table:table-row>
        <table:table-row table:style-name="ro1">
          <table:table-cell office:value-type="float" office:value="2.825" calcext:value-type="float">
            <text:p>2.825</text:p>
          </table:table-cell>
          <table:table-cell office:value-type="float" office:value="0.773174" calcext:value-type="float">
            <text:p>0.773174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1.84712" calcext:value-type="float">
            <text:p>1.84712</text:p>
          </table:table-cell>
        </table:table-row>
        <table:table-row table:style-name="ro1">
          <table:table-cell office:value-type="float" office:value="2.835" calcext:value-type="float">
            <text:p>2.835</text:p>
          </table:table-cell>
          <table:table-cell office:value-type="float" office:value="-1.24153" calcext:value-type="float">
            <text:p>-1.24153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2.68553" calcext:value-type="float">
            <text:p>2.68553</text:p>
          </table:table-cell>
        </table:table-row>
        <table:table-row table:style-name="ro1">
          <table:table-cell office:value-type="float" office:value="2.845" calcext:value-type="float">
            <text:p>2.845</text:p>
          </table:table-cell>
          <table:table-cell office:value-type="float" office:value="-0.0457139" calcext:value-type="float">
            <text:p>-0.0457139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-0.40012" calcext:value-type="float">
            <text:p>-0.40012</text:p>
          </table:table-cell>
        </table:table-row>
        <table:table-row table:style-name="ro1">
          <table:table-cell office:value-type="float" office:value="2.855" calcext:value-type="float">
            <text:p>2.855</text:p>
          </table:table-cell>
          <table:table-cell office:value-type="float" office:value="0.790986" calcext:value-type="float">
            <text:p>0.790986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1.98293" calcext:value-type="float">
            <text:p>1.98293</text:p>
          </table:table-cell>
        </table:table-row>
        <table:table-row table:style-name="ro1">
          <table:table-cell office:value-type="float" office:value="2.865" calcext:value-type="float">
            <text:p>2.865</text:p>
          </table:table-cell>
          <table:table-cell office:value-type="float" office:value="-0.392611" calcext:value-type="float">
            <text:p>-0.392611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-0.153325" calcext:value-type="float">
            <text:p>-0.153325</text:p>
          </table:table-cell>
        </table:table-row>
        <table:table-row table:style-name="ro1">
          <table:table-cell office:value-type="float" office:value="2.875" calcext:value-type="float">
            <text:p>2.875</text:p>
          </table:table-cell>
          <table:table-cell office:value-type="float" office:value="1.75104" calcext:value-type="float">
            <text:p>1.75104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-0.268629" calcext:value-type="float">
            <text:p>-0.268629</text:p>
          </table:table-cell>
        </table:table-row>
        <table:table-row table:style-name="ro1">
          <table:table-cell office:value-type="float" office:value="2.885" calcext:value-type="float">
            <text:p>2.885</text:p>
          </table:table-cell>
          <table:table-cell office:value-type="float" office:value="3.06317" calcext:value-type="float">
            <text:p>3.06317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-1.45314" calcext:value-type="float">
            <text:p>-1.45314</text:p>
          </table:table-cell>
        </table:table-row>
        <table:table-row table:style-name="ro1">
          <table:table-cell office:value-type="float" office:value="2.895" calcext:value-type="float">
            <text:p>2.895</text:p>
          </table:table-cell>
          <table:table-cell office:value-type="float" office:value="1.99676" calcext:value-type="float">
            <text:p>1.99676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691102" calcext:value-type="float">
            <text:p>0.691102</text:p>
          </table:table-cell>
        </table:table-row>
        <table:table-row table:style-name="ro1">
          <table:table-cell office:value-type="float" office:value="2.905" calcext:value-type="float">
            <text:p>2.905</text:p>
          </table:table-cell>
          <table:table-cell office:value-type="float" office:value="0.812065" calcext:value-type="float">
            <text:p>0.812065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0.93309" calcext:value-type="float">
            <text:p>0.93309</text:p>
          </table:table-cell>
        </table:table-row>
        <table:table-row table:style-name="ro1">
          <table:table-cell office:value-type="float" office:value="2.915" calcext:value-type="float">
            <text:p>2.915</text:p>
          </table:table-cell>
          <table:table-cell office:value-type="float" office:value="0.697359" calcext:value-type="float">
            <text:p>0.697359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0.818271" calcext:value-type="float">
            <text:p>0.818271</text:p>
          </table:table-cell>
        </table:table-row>
        <table:table-row table:style-name="ro1">
          <table:table-cell office:value-type="float" office:value="2.925" calcext:value-type="float">
            <text:p>2.925</text:p>
          </table:table-cell>
          <table:table-cell office:value-type="float" office:value="-0.131431" calcext:value-type="float">
            <text:p>-0.131431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1.77275" calcext:value-type="float">
            <text:p>1.77275</text:p>
          </table:table-cell>
        </table:table-row>
        <table:table-row table:style-name="ro1">
          <table:table-cell office:value-type="float" office:value="2.935" calcext:value-type="float">
            <text:p>2.935</text:p>
          </table:table-cell>
          <table:table-cell office:value-type="float" office:value="0.942603" calcext:value-type="float">
            <text:p>0.942603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-0.363867" calcext:value-type="float">
            <text:p>-0.363867</text:p>
          </table:table-cell>
        </table:table-row>
        <table:table-row table:style-name="ro1">
          <table:table-cell office:value-type="float" office:value="2.945" calcext:value-type="float">
            <text:p>2.945</text:p>
          </table:table-cell>
          <table:table-cell office:value-type="float" office:value="2.01589" calcext:value-type="float">
            <text:p>2.01589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0.710074" calcext:value-type="float">
            <text:p>0.710074</text:p>
          </table:table-cell>
        </table:table-row>
        <table:table-row table:style-name="ro1">
          <table:table-cell office:value-type="float" office:value="2.955" calcext:value-type="float">
            <text:p>2.955</text:p>
          </table:table-cell>
          <table:table-cell office:value-type="float" office:value="-0.120806" calcext:value-type="float">
            <text:p>-0.120806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0.712649" calcext:value-type="float">
            <text:p>0.712649</text:p>
          </table:table-cell>
        </table:table-row>
        <table:table-row table:style-name="ro1">
          <table:table-cell office:value-type="float" office:value="2.965" calcext:value-type="float">
            <text:p>2.965</text:p>
          </table:table-cell>
          <table:table-cell office:value-type="float" office:value="0.951736" calcext:value-type="float">
            <text:p>0.951736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0.715194" calcext:value-type="float">
            <text:p>0.715194</text:p>
          </table:table-cell>
        </table:table-row>
        <table:table-row table:style-name="ro1">
          <table:table-cell office:value-type="float" office:value="2.975" calcext:value-type="float">
            <text:p>2.975</text:p>
          </table:table-cell>
          <table:table-cell office:value-type="float" office:value="0.954264" calcext:value-type="float">
            <text:p>0.954264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0.836666" calcext:value-type="float">
            <text:p>0.836666</text:p>
          </table:table-cell>
        </table:table-row>
        <table:table-row table:style-name="ro1">
          <table:table-cell office:value-type="float" office:value="2.985" calcext:value-type="float">
            <text:p>2.985</text:p>
          </table:table-cell>
          <table:table-cell office:value-type="float" office:value="0.718988" calcext:value-type="float">
            <text:p>0.718988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0.958034" calcext:value-type="float">
            <text:p>0.958034</text:p>
          </table:table-cell>
        </table:table-row>
        <table:table-row table:style-name="ro1">
          <table:table-cell office:value-type="float" office:value="2.995" calcext:value-type="float">
            <text:p>2.995</text:p>
          </table:table-cell>
          <table:table-cell office:value-type="float" office:value="0.721455" calcext:value-type="float">
            <text:p>0.7214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3109" calcext:value-type="float">
            <text:p>2.03109</text:p>
          </table:table-cell>
        </table:table-row>
        <table:table-row table:style-name="ro1">
          <table:table-cell office:value-type="float" office:value="3.005" calcext:value-type="float">
            <text:p>3.005</text:p>
          </table:table-cell>
          <table:table-cell office:value-type="float" office:value="-1.29712" calcext:value-type="float">
            <text:p>-1.29712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2.86571" calcext:value-type="float">
            <text:p>2.86571</text:p>
          </table:table-cell>
        </table:table-row>
        <table:table-row table:style-name="ro1">
          <table:table-cell office:value-type="float" office:value="3.015" calcext:value-type="float">
            <text:p>3.015</text:p>
          </table:table-cell>
          <table:table-cell office:value-type="float" office:value="-1.17583" calcext:value-type="float">
            <text:p>-1.17583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2.86809" calcext:value-type="float">
            <text:p>2.86809</text:p>
          </table:table-cell>
        </table:table-row>
        <table:table-row table:style-name="ro1">
          <table:table-cell office:value-type="float" office:value="3.025" calcext:value-type="float">
            <text:p>3.025</text:p>
          </table:table-cell>
          <table:table-cell office:value-type="float" office:value="-0.102871" calcext:value-type="float">
            <text:p>-0.102871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0.730473" calcext:value-type="float">
            <text:p>0.730473</text:p>
          </table:table-cell>
        </table:table-row>
        <table:table-row table:style-name="ro1">
          <table:table-cell office:value-type="float" office:value="3.035" calcext:value-type="float">
            <text:p>3.035</text:p>
          </table:table-cell>
          <table:table-cell office:value-type="float" office:value="0.969442" calcext:value-type="float">
            <text:p>0.969442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0.732789" calcext:value-type="float">
            <text:p>0.732789</text:p>
          </table:table-cell>
        </table:table-row>
        <table:table-row table:style-name="ro1">
          <table:table-cell office:value-type="float" office:value="3.045" calcext:value-type="float">
            <text:p>3.045</text:p>
          </table:table-cell>
          <table:table-cell office:value-type="float" office:value="0.971742" calcext:value-type="float">
            <text:p>0.971742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-0.21654" calcext:value-type="float">
            <text:p>-0.21654</text:p>
          </table:table-cell>
        </table:table-row>
        <table:table-row table:style-name="ro1">
          <table:table-cell office:value-type="float" office:value="3.055" calcext:value-type="float">
            <text:p>3.055</text:p>
          </table:table-cell>
          <table:table-cell office:value-type="float" office:value="2.8762" calcext:value-type="float">
            <text:p>2.8762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-0.094818" calcext:value-type="float">
            <text:p>-0.094818</text:p>
          </table:table-cell>
        </table:table-row>
        <table:table-row table:style-name="ro1">
          <table:table-cell office:value-type="float" office:value="3.065" calcext:value-type="float">
            <text:p>3.065</text:p>
          </table:table-cell>
          <table:table-cell office:value-type="float" office:value="1.80902" calcext:value-type="float">
            <text:p>1.80902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-1.16258" calcext:value-type="float">
            <text:p>-1.16258</text:p>
          </table:table-cell>
        </table:table-row>
        <table:table-row table:style-name="ro1">
          <table:table-cell office:value-type="float" office:value="3.075" calcext:value-type="float">
            <text:p>3.075</text:p>
          </table:table-cell>
          <table:table-cell office:value-type="float" office:value="1.81066" calcext:value-type="float">
            <text:p>1.81066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3.12065" calcext:value-type="float">
            <text:p>3.12065</text:p>
          </table:table-cell>
        </table:table-row>
        <table:table-row table:style-name="ro1">
          <table:table-cell office:value-type="float" office:value="3.085" calcext:value-type="float">
            <text:p>3.085</text:p>
          </table:table-cell>
          <table:table-cell office:value-type="float" office:value="-3.41813" calcext:value-type="float">
            <text:p>-3.41813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3.95444" calcext:value-type="float">
            <text:p>3.95444</text:p>
          </table:table-cell>
        </table:table-row>
        <table:table-row table:style-name="ro1">
          <table:table-cell office:value-type="float" office:value="3.095" calcext:value-type="float">
            <text:p>3.095</text:p>
          </table:table-cell>
          <table:table-cell office:value-type="float" office:value="0.864962" calcext:value-type="float">
            <text:p>0.864962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0850536" calcext:value-type="float">
            <text:p>-0.0850536</text:p>
          </table:table-cell>
        </table:table-row>
        <table:table-row table:style-name="ro1">
          <table:table-cell office:value-type="float" office:value="3.105" calcext:value-type="float">
            <text:p>3.105</text:p>
          </table:table-cell>
          <table:table-cell office:value-type="float" office:value="1.81868" calcext:value-type="float">
            <text:p>1.81868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0.988056" calcext:value-type="float">
            <text:p>0.988056</text:p>
          </table:table-cell>
        </table:table-row>
        <table:table-row table:style-name="ro1">
          <table:table-cell office:value-type="float" office:value="3.115" calcext:value-type="float">
            <text:p>3.115</text:p>
          </table:table-cell>
          <table:table-cell office:value-type="float" office:value="-0.318711" calcext:value-type="float">
            <text:p>-0.318711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0.990081" calcext:value-type="float">
            <text:p>0.990081</text:p>
          </table:table-cell>
        </table:table-row>
        <table:table-row table:style-name="ro1">
          <table:table-cell office:value-type="float" office:value="3.125" calcext:value-type="float">
            <text:p>3.125</text:p>
          </table:table-cell>
          <table:table-cell office:value-type="float" office:value="0.753279" calcext:value-type="float">
            <text:p>0.753279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2.06256" calcext:value-type="float">
            <text:p>2.06256</text:p>
          </table:table-cell>
        </table:table-row>
        <table:table-row table:style-name="ro1">
          <table:table-cell office:value-type="float" office:value="3.135" calcext:value-type="float">
            <text:p>3.135</text:p>
          </table:table-cell>
          <table:table-cell office:value-type="float" office:value="-0.314222" calcext:value-type="float">
            <text:p>-0.314222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0.994532" calcext:value-type="float">
            <text:p>0.994532</text:p>
          </table:table-cell>
        </table:table-row>
        <table:table-row table:style-name="ro1">
          <table:table-cell office:value-type="float" office:value="3.145" calcext:value-type="float">
            <text:p>3.145</text:p>
          </table:table-cell>
          <table:table-cell office:value-type="float" office:value="0.876636" calcext:value-type="float">
            <text:p>0.876636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0.758678" calcext:value-type="float">
            <text:p>0.758678</text:p>
          </table:table-cell>
        </table:table-row>
        <table:table-row table:style-name="ro1">
          <table:table-cell office:value-type="float" office:value="3.155" calcext:value-type="float">
            <text:p>3.155</text:p>
          </table:table-cell>
          <table:table-cell office:value-type="float" office:value="2.06789" calcext:value-type="float">
            <text:p>2.06789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-0.308938" calcext:value-type="float">
            <text:p>-0.308938</text:p>
          </table:table-cell>
        </table:table-row>
        <table:table-row table:style-name="ro1">
          <table:table-cell office:value-type="float" office:value="3.165" calcext:value-type="float">
            <text:p>3.165</text:p>
          </table:table-cell>
          <table:table-cell office:value-type="float" office:value="0.99977" calcext:value-type="float">
            <text:p>0.99977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0.762888" calcext:value-type="float">
            <text:p>0.762888</text:p>
          </table:table-cell>
        </table:table-row>
        <table:table-row table:style-name="ro1">
          <table:table-cell office:value-type="float" office:value="3.175" calcext:value-type="float">
            <text:p>3.175</text:p>
          </table:table-cell>
          <table:table-cell office:value-type="float" office:value="1.0016" calcext:value-type="float">
            <text:p>1.0016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0.7647" calcext:value-type="float">
            <text:p>0.7647</text:p>
          </table:table-cell>
        </table:table-row>
        <table:table-row table:style-name="ro1">
          <table:table-cell office:value-type="float" office:value="3.185" calcext:value-type="float">
            <text:p>3.185</text:p>
          </table:table-cell>
          <table:table-cell office:value-type="float" office:value="1.00339" calcext:value-type="float">
            <text:p>1.00339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0.885416" calcext:value-type="float">
            <text:p>0.885416</text:p>
          </table:table-cell>
        </table:table-row>
        <table:table-row table:style-name="ro1">
          <table:table-cell office:value-type="float" office:value="3.195" calcext:value-type="float">
            <text:p>3.195</text:p>
          </table:table-cell>
          <table:table-cell office:value-type="float" office:value="0.767381" calcext:value-type="float">
            <text:p>0.76738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.07647" calcext:value-type="float">
            <text:p>2.07647</text:p>
          </table:table-cell>
        </table:table-row>
        <table:table-row table:style-name="ro1">
          <table:table-cell office:value-type="float" office:value="3.205" calcext:value-type="float">
            <text:p>3.205</text:p>
          </table:table-cell>
          <table:table-cell office:value-type="float" office:value="-0.300432" calcext:value-type="float">
            <text:p>-0.300432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1.0082" calcext:value-type="float">
            <text:p>1.0082</text:p>
          </table:table-cell>
        </table:table-row>
        <table:table-row table:style-name="ro1">
          <table:table-cell office:value-type="float" office:value="3.215" calcext:value-type="float">
            <text:p>3.215</text:p>
          </table:table-cell>
          <table:table-cell office:value-type="float" office:value="0.771237" calcext:value-type="float">
            <text:p>0.771237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1.00987" calcext:value-type="float">
            <text:p>1.00987</text:p>
          </table:table-cell>
        </table:table-row>
        <table:table-row table:style-name="ro1">
          <table:table-cell office:value-type="float" office:value="3.225" calcext:value-type="float">
            <text:p>3.225</text:p>
          </table:table-cell>
          <table:table-cell office:value-type="float" office:value="0.772891" calcext:value-type="float">
            <text:p>0.772891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1.0115" calcext:value-type="float">
            <text:p>1.0115</text:p>
          </table:table-cell>
        </table:table-row>
        <table:table-row table:style-name="ro1">
          <table:table-cell office:value-type="float" office:value="3.235" calcext:value-type="float">
            <text:p>3.235</text:p>
          </table:table-cell>
          <table:table-cell office:value-type="float" office:value="0.893444" calcext:value-type="float">
            <text:p>0.893444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.775332" calcext:value-type="float">
            <text:p>0.775332</text:p>
          </table:table-cell>
        </table:table-row>
        <table:table-row table:style-name="ro1">
          <table:table-cell office:value-type="float" office:value="3.245" calcext:value-type="float">
            <text:p>3.245</text:p>
          </table:table-cell>
          <table:table-cell office:value-type="float" office:value="2.0843" calcext:value-type="float">
            <text:p>2.0843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-0.29268" calcext:value-type="float">
            <text:p>-0.29268</text:p>
          </table:table-cell>
        </table:table-row>
        <table:table-row table:style-name="ro1">
          <table:table-cell office:value-type="float" office:value="3.255" calcext:value-type="float">
            <text:p>3.255</text:p>
          </table:table-cell>
          <table:table-cell office:value-type="float" office:value="1.01586" calcext:value-type="float">
            <text:p>1.01586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0.778829" calcext:value-type="float">
            <text:p>0.778829</text:p>
          </table:table-cell>
        </table:table-row>
        <table:table-row table:style-name="ro1">
          <table:table-cell office:value-type="float" office:value="3.265" calcext:value-type="float">
            <text:p>3.265</text:p>
          </table:table-cell>
          <table:table-cell office:value-type="float" office:value="2.08774" calcext:value-type="float">
            <text:p>2.08774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-1.24071" calcext:value-type="float">
            <text:p>-1.24071</text:p>
          </table:table-cell>
        </table:table-row>
        <table:table-row table:style-name="ro1">
          <table:table-cell office:value-type="float" office:value="3.275" calcext:value-type="float">
            <text:p>3.275</text:p>
          </table:table-cell>
          <table:table-cell office:value-type="float" office:value="1.85106" calcext:value-type="float">
            <text:p>1.85106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1.97102" calcext:value-type="float">
            <text:p>1.97102</text:p>
          </table:table-cell>
        </table:table-row>
        <table:table-row table:style-name="ro1">
          <table:table-cell office:value-type="float" office:value="3.285" calcext:value-type="float">
            <text:p>3.285</text:p>
          </table:table-cell>
          <table:table-cell office:value-type="float" office:value="-1.11967" calcext:value-type="float">
            <text:p>-1.11967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1.97212" calcext:value-type="float">
            <text:p>1.97212</text:p>
          </table:table-cell>
        </table:table-row>
        <table:table-row table:style-name="ro1">
          <table:table-cell office:value-type="float" office:value="3.295" calcext:value-type="float">
            <text:p>3.295</text:p>
          </table:table-cell>
          <table:table-cell office:value-type="float" office:value="0.783934" calcext:value-type="float">
            <text:p>0.783934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.02242" calcext:value-type="float">
            <text:p>1.02242</text:p>
          </table:table-cell>
        </table:table-row>
        <table:table-row table:style-name="ro1">
          <table:table-cell office:value-type="float" office:value="3.305" calcext:value-type="float">
            <text:p>3.305</text:p>
          </table:table-cell>
          <table:table-cell office:value-type="float" office:value="1.85564" calcext:value-type="float">
            <text:p>1.85564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-0.0458581" calcext:value-type="float">
            <text:p>-0.0458581</text:p>
          </table:table-cell>
        </table:table-row>
        <table:table-row table:style-name="ro1">
          <table:table-cell office:value-type="float" office:value="3.315" calcext:value-type="float">
            <text:p>3.315</text:p>
          </table:table-cell>
          <table:table-cell office:value-type="float" office:value="0.905918" calcext:value-type="float">
            <text:p>0.905918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0.787666" calcext:value-type="float">
            <text:p>0.787666</text:p>
          </table:table-cell>
        </table:table-row>
        <table:table-row table:style-name="ro1">
          <table:table-cell office:value-type="float" office:value="3.325" calcext:value-type="float">
            <text:p>3.325</text:p>
          </table:table-cell>
          <table:table-cell office:value-type="float" office:value="1.0261" calcext:value-type="float">
            <text:p>1.0261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0.788949" calcext:value-type="float">
            <text:p>0.788949</text:p>
          </table:table-cell>
        </table:table-row>
        <table:table-row table:style-name="ro1">
          <table:table-cell office:value-type="float" office:value="3.335" calcext:value-type="float">
            <text:p>3.335</text:p>
          </table:table-cell>
          <table:table-cell office:value-type="float" office:value="1.02737" calcext:value-type="float">
            <text:p>1.02737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0.790198" calcext:value-type="float">
            <text:p>0.790198</text:p>
          </table:table-cell>
        </table:table-row>
        <table:table-row table:style-name="ro1">
          <table:table-cell office:value-type="float" office:value="3.345" calcext:value-type="float">
            <text:p>3.345</text:p>
          </table:table-cell>
          <table:table-cell office:value-type="float" office:value="1.0286" calcext:value-type="float">
            <text:p>1.0286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0.910335" calcext:value-type="float">
            <text:p>0.910335</text:p>
          </table:table-cell>
        </table:table-row>
        <table:table-row table:style-name="ro1">
          <table:table-cell office:value-type="float" office:value="3.355" calcext:value-type="float">
            <text:p>3.355</text:p>
          </table:table-cell>
          <table:table-cell office:value-type="float" office:value="0.792025" calcext:value-type="float">
            <text:p>0.792025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2.10068" calcext:value-type="float">
            <text:p>2.10068</text:p>
          </table:table-cell>
        </table:table-row>
        <table:table-row table:style-name="ro1">
          <table:table-cell office:value-type="float" office:value="3.365" calcext:value-type="float">
            <text:p>3.365</text:p>
          </table:table-cell>
          <table:table-cell office:value-type="float" office:value="-0.276498" calcext:value-type="float">
            <text:p>-0.276498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-0.0384334" calcext:value-type="float">
            <text:p>-0.0384334</text:p>
          </table:table-cell>
        </table:table-row>
        <table:table-row table:style-name="ro1">
          <table:table-cell office:value-type="float" office:value="3.375" calcext:value-type="float">
            <text:p>3.375</text:p>
          </table:table-cell>
          <table:table-cell office:value-type="float" office:value="2.93457" calcext:value-type="float">
            <text:p>2.93457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-1.1073" calcext:value-type="float">
            <text:p>-1.1073</text:p>
          </table:table-cell>
        </table:table-row>
        <table:table-row table:style-name="ro1">
          <table:table-cell office:value-type="float" office:value="3.385" calcext:value-type="float">
            <text:p>3.385</text:p>
          </table:table-cell>
          <table:table-cell office:value-type="float" office:value="2.93565" calcext:value-type="float">
            <text:p>2.93565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-1.10622" calcext:value-type="float">
            <text:p>-1.10622</text:p>
          </table:table-cell>
        </table:table-row>
        <table:table-row table:style-name="ro1">
          <table:table-cell office:value-type="float" office:value="3.395" calcext:value-type="float">
            <text:p>3.395</text:p>
          </table:table-cell>
          <table:table-cell office:value-type="float" office:value="1.98537" calcext:value-type="float">
            <text:p>1.9853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797008" calcext:value-type="float">
            <text:p>0.797008</text:p>
          </table:table-cell>
        </table:table-row>
        <table:table-row table:style-name="ro1">
          <table:table-cell office:value-type="float" office:value="3.405" calcext:value-type="float">
            <text:p>3.405</text:p>
          </table:table-cell>
          <table:table-cell office:value-type="float" office:value="1.03531" calcext:value-type="float">
            <text:p>1.03531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0.916933" calcext:value-type="float">
            <text:p>0.916933</text:p>
          </table:table-cell>
        </table:table-row>
        <table:table-row table:style-name="ro1">
          <table:table-cell office:value-type="float" office:value="3.415" calcext:value-type="float">
            <text:p>3.415</text:p>
          </table:table-cell>
          <table:table-cell office:value-type="float" office:value="1.86876" calcext:value-type="float">
            <text:p>1.86876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-0.0329414" calcext:value-type="float">
            <text:p>-0.0329414</text:p>
          </table:table-cell>
        </table:table-row>
        <table:table-row table:style-name="ro1">
          <table:table-cell office:value-type="float" office:value="3.425" calcext:value-type="float">
            <text:p>3.425</text:p>
          </table:table-cell>
          <table:table-cell office:value-type="float" office:value="0.799723" calcext:value-type="float">
            <text:p>0.799723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1.03797" calcext:value-type="float">
            <text:p>1.03797</text:p>
          </table:table-cell>
        </table:table-row>
        <table:table-row table:style-name="ro1">
          <table:table-cell office:value-type="float" office:value="3.435" calcext:value-type="float">
            <text:p>3.435</text:p>
          </table:table-cell>
          <table:table-cell office:value-type="float" office:value="0.800638" calcext:value-type="float">
            <text:p>0.800638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1.03887" calcext:value-type="float">
            <text:p>1.03887</text:p>
          </table:table-cell>
        </table:table-row>
        <table:table-row table:style-name="ro1">
          <table:table-cell office:value-type="float" office:value="3.445" calcext:value-type="float">
            <text:p>3.445</text:p>
          </table:table-cell>
          <table:table-cell office:value-type="float" office:value="0.801518" calcext:value-type="float">
            <text:p>0.801518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1.03973" calcext:value-type="float">
            <text:p>1.03973</text:p>
          </table:table-cell>
        </table:table-row>
        <table:table-row table:style-name="ro1">
          <table:table-cell office:value-type="float" office:value="3.455" calcext:value-type="float">
            <text:p>3.455</text:p>
          </table:table-cell>
          <table:table-cell office:value-type="float" office:value="0.921275" calcext:value-type="float">
            <text:p>0.921275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0.802786" calcext:value-type="float">
            <text:p>0.802786</text:p>
          </table:table-cell>
        </table:table-row>
        <table:table-row table:style-name="ro1">
          <table:table-cell office:value-type="float" office:value="3.465" calcext:value-type="float">
            <text:p>3.465</text:p>
          </table:table-cell>
          <table:table-cell office:value-type="float" office:value="2.11116" calcext:value-type="float">
            <text:p>2.11116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-0.266202" calcext:value-type="float">
            <text:p>-0.266202</text:p>
          </table:table-cell>
        </table:table-row>
        <table:table-row table:style-name="ro1">
          <table:table-cell office:value-type="float" office:value="3.475" calcext:value-type="float">
            <text:p>3.475</text:p>
          </table:table-cell>
          <table:table-cell office:value-type="float" office:value="1.04194" calcext:value-type="float">
            <text:p>1.04194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-0.146733" calcext:value-type="float">
            <text:p>-0.146733</text:p>
          </table:table-cell>
        </table:table-row>
        <table:table-row table:style-name="ro1">
          <table:table-cell office:value-type="float" office:value="3.485" calcext:value-type="float">
            <text:p>3.485</text:p>
          </table:table-cell>
          <table:table-cell office:value-type="float" office:value="2.94487" calcext:value-type="float">
            <text:p>2.94487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-0.0269414" calcext:value-type="float">
            <text:p>-0.0269414</text:p>
          </table:table-cell>
        </table:table-row>
        <table:table-row table:style-name="ro1">
          <table:table-cell office:value-type="float" office:value="3.495" calcext:value-type="float">
            <text:p>3.495</text:p>
          </table:table-cell>
          <table:table-cell office:value-type="float" office:value="0.805601" calcext:value-type="float">
            <text:p>0.80560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.04372" calcext:value-type="float">
            <text:p>1.04372</text:p>
          </table:table-cell>
        </table:table-row>
        <table:table-row table:style-name="ro1">
          <table:table-cell office:value-type="float" office:value="3.505" calcext:value-type="float">
            <text:p>3.505</text:p>
          </table:table-cell>
          <table:table-cell office:value-type="float" office:value="0.806265" calcext:value-type="float">
            <text:p>0.806265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1.04437" calcext:value-type="float">
            <text:p>1.04437</text:p>
          </table:table-cell>
        </table:table-row>
        <table:table-row table:style-name="ro1">
          <table:table-cell office:value-type="float" office:value="3.515" calcext:value-type="float">
            <text:p>3.515</text:p>
          </table:table-cell>
          <table:table-cell office:value-type="float" office:value="0.806895" calcext:value-type="float">
            <text:p>0.806895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1.04498" calcext:value-type="float">
            <text:p>1.04498</text:p>
          </table:table-cell>
        </table:table-row>
        <table:table-row table:style-name="ro1">
          <table:table-cell office:value-type="float" office:value="3.525" calcext:value-type="float">
            <text:p>3.525</text:p>
          </table:table-cell>
          <table:table-cell office:value-type="float" office:value="0.926393" calcext:value-type="float">
            <text:p>0.926393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0.807783" calcext:value-type="float">
            <text:p>0.807783</text:p>
          </table:table-cell>
        </table:table-row>
        <table:table-row table:style-name="ro1">
          <table:table-cell office:value-type="float" office:value="3.535" calcext:value-type="float">
            <text:p>3.535</text:p>
          </table:table-cell>
          <table:table-cell office:value-type="float" office:value="1.04584" calcext:value-type="float">
            <text:p>1.04584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0.808326" calcext:value-type="float">
            <text:p>0.808326</text:p>
          </table:table-cell>
        </table:table-row>
        <table:table-row table:style-name="ro1">
          <table:table-cell office:value-type="float" office:value="3.545" calcext:value-type="float">
            <text:p>3.545</text:p>
          </table:table-cell>
          <table:table-cell office:value-type="float" office:value="1.04636" calcext:value-type="float">
            <text:p>1.04636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1.87894" calcext:value-type="float">
            <text:p>1.87894</text:p>
          </table:table-cell>
        </table:table-row>
        <table:table-row table:style-name="ro1">
          <table:table-cell office:value-type="float" office:value="3.555" calcext:value-type="float">
            <text:p>3.555</text:p>
          </table:table-cell>
          <table:table-cell office:value-type="float" office:value="-1.09311" calcext:value-type="float">
            <text:p>-1.09311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1.99819" calcext:value-type="float">
            <text:p>1.99819</text:p>
          </table:table-cell>
        </table:table-row>
        <table:table-row table:style-name="ro1">
          <table:table-cell office:value-type="float" office:value="3.565" calcext:value-type="float">
            <text:p>3.565</text:p>
          </table:table-cell>
          <table:table-cell office:value-type="float" office:value="0.809537" calcext:value-type="float">
            <text:p>0.809537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1.04753" calcext:value-type="float">
            <text:p>1.04753</text:p>
          </table:table-cell>
        </table:table-row>
        <table:table-row table:style-name="ro1">
          <table:table-cell office:value-type="float" office:value="3.575" calcext:value-type="float">
            <text:p>3.575</text:p>
          </table:table-cell>
          <table:table-cell office:value-type="float" office:value="0.809958" calcext:value-type="float">
            <text:p>0.809958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1.04793" calcext:value-type="float">
            <text:p>1.04793</text:p>
          </table:table-cell>
        </table:table-row>
        <table:table-row table:style-name="ro1">
          <table:table-cell office:value-type="float" office:value="3.585" calcext:value-type="float">
            <text:p>3.585</text:p>
          </table:table-cell>
          <table:table-cell office:value-type="float" office:value="0.929242" calcext:value-type="float">
            <text:p>0.929242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0.81053" calcext:value-type="float">
            <text:p>0.81053</text:p>
          </table:table-cell>
        </table:table-row>
        <table:table-row table:style-name="ro1">
          <table:table-cell office:value-type="float" office:value="3.595" calcext:value-type="float">
            <text:p>3.595</text:p>
          </table:table-cell>
          <table:table-cell office:value-type="float" office:value="1.04848" calcext:value-type="float">
            <text:p>1.0484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810864" calcext:value-type="float">
            <text:p>0.810864</text:p>
          </table:table-cell>
        </table:table-row>
        <table:table-row table:style-name="ro1">
          <table:table-cell office:value-type="float" office:value="3.605" calcext:value-type="float">
            <text:p>3.605</text:p>
          </table:table-cell>
          <table:table-cell office:value-type="float" office:value="-0.0212637" calcext:value-type="float">
            <text:p>-0.0212637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1.99997" calcext:value-type="float">
            <text:p>1.99997</text:p>
          </table:table-cell>
        </table:table-row>
        <table:table-row table:style-name="ro1">
          <table:table-cell office:value-type="float" office:value="3.615" calcext:value-type="float">
            <text:p>3.615</text:p>
          </table:table-cell>
          <table:table-cell office:value-type="float" office:value="-0.258818" calcext:value-type="float">
            <text:p>-0.258818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1.04901" calcext:value-type="float">
            <text:p>1.04901</text:p>
          </table:table-cell>
        </table:table-row>
        <table:table-row table:style-name="ro1">
          <table:table-cell office:value-type="float" office:value="3.625" calcext:value-type="float">
            <text:p>3.625</text:p>
          </table:table-cell>
          <table:table-cell office:value-type="float" office:value="0.93019" calcext:value-type="float">
            <text:p>0.93019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0.930257" calcext:value-type="float">
            <text:p>0.930257</text:p>
          </table:table-cell>
        </table:table-row>
        <table:table-row table:style-name="ro1">
          <table:table-cell office:value-type="float" office:value="3.635" calcext:value-type="float">
            <text:p>3.635</text:p>
          </table:table-cell>
          <table:table-cell office:value-type="float" office:value="-0.139724" calcext:value-type="float">
            <text:p>-0.139724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2.0003" calcext:value-type="float">
            <text:p>2.0003</text:p>
          </table:table-cell>
        </table:table-row>
        <table:table-row table:style-name="ro1">
          <table:table-cell office:value-type="float" office:value="3.645" calcext:value-type="float">
            <text:p>3.645</text:p>
          </table:table-cell>
          <table:table-cell office:value-type="float" office:value="-0.13966" calcext:value-type="float">
            <text:p>-0.13966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1.88147" calcext:value-type="float">
            <text:p>1.88147</text:p>
          </table:table-cell>
        </table:table-row>
        <table:table-row table:style-name="ro1">
          <table:table-cell office:value-type="float" office:value="3.655" calcext:value-type="float">
            <text:p>3.655</text:p>
          </table:table-cell>
          <table:table-cell office:value-type="float" office:value="-0.0207179" calcext:value-type="float">
            <text:p>-0.0207179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3.07046" calcext:value-type="float">
            <text:p>3.07046</text:p>
          </table:table-cell>
        </table:table-row>
        <table:table-row table:style-name="ro1">
          <table:table-cell office:value-type="float" office:value="3.665" calcext:value-type="float">
            <text:p>3.665</text:p>
          </table:table-cell>
          <table:table-cell office:value-type="float" office:value="-1.20947" calcext:value-type="float">
            <text:p>-1.20947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-1.20959" calcext:value-type="float">
            <text:p>-1.20959</text:p>
          </table:table-cell>
        </table:table-row>
        <table:table-row table:style-name="ro1">
          <table:table-cell office:value-type="float" office:value="3.675" calcext:value-type="float">
            <text:p>3.675</text:p>
          </table:table-cell>
          <table:table-cell office:value-type="float" office:value="-0.0209044" calcext:value-type="float">
            <text:p>-0.0209044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1.88114" calcext:value-type="float">
            <text:p>1.88114</text:p>
          </table:table-cell>
        </table:table-row>
        <table:table-row table:style-name="ro1">
          <table:table-cell office:value-type="float" office:value="3.685" calcext:value-type="float">
            <text:p>3.685</text:p>
          </table:table-cell>
          <table:table-cell office:value-type="float" office:value="-1.09133" calcext:value-type="float">
            <text:p>-1.09133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1.99949" calcext:value-type="float">
            <text:p>1.99949</text:p>
          </table:table-cell>
        </table:table-row>
        <table:table-row table:style-name="ro1">
          <table:table-cell office:value-type="float" office:value="3.695" calcext:value-type="float">
            <text:p>3.695</text:p>
          </table:table-cell>
          <table:table-cell office:value-type="float" office:value="-0.140835" calcext:value-type="float">
            <text:p>-0.14083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928752" calcext:value-type="float">
            <text:p>0.928752</text:p>
          </table:table-cell>
        </table:table-row>
        <table:table-row table:style-name="ro1">
          <table:table-cell office:value-type="float" office:value="3.705" calcext:value-type="float">
            <text:p>3.705</text:p>
          </table:table-cell>
          <table:table-cell office:value-type="float" office:value="0.809423" calcext:value-type="float">
            <text:p>0.809423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2.11684" calcext:value-type="float">
            <text:p>2.11684</text:p>
          </table:table-cell>
        </table:table-row>
        <table:table-row table:style-name="ro1">
          <table:table-cell office:value-type="float" office:value="3.715" calcext:value-type="float">
            <text:p>3.715</text:p>
          </table:table-cell>
          <table:table-cell office:value-type="float" office:value="-0.142503" calcext:value-type="float">
            <text:p>-0.142503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.926953" calcext:value-type="float">
            <text:p>0.926953</text:p>
          </table:table-cell>
        </table:table-row>
        <table:table-row table:style-name="ro1">
          <table:table-cell office:value-type="float" office:value="3.725" calcext:value-type="float">
            <text:p>3.725</text:p>
          </table:table-cell>
          <table:table-cell office:value-type="float" office:value="0.926393" calcext:value-type="float">
            <text:p>0.926393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1.87703" calcext:value-type="float">
            <text:p>1.87703</text:p>
          </table:table-cell>
        </table:table-row>
        <table:table-row table:style-name="ro1">
          <table:table-cell office:value-type="float" office:value="3.735" calcext:value-type="float">
            <text:p>3.735</text:p>
          </table:table-cell>
          <table:table-cell office:value-type="float" office:value="-0.025777" calcext:value-type="float">
            <text:p>-0.025777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1.99482" calcext:value-type="float">
            <text:p>1.99482</text:p>
          </table:table-cell>
        </table:table-row>
        <table:table-row table:style-name="ro1">
          <table:table-cell office:value-type="float" office:value="3.745" calcext:value-type="float">
            <text:p>3.745</text:p>
          </table:table-cell>
          <table:table-cell office:value-type="float" office:value="-0.145828" calcext:value-type="float">
            <text:p>-0.145828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1.8747" calcext:value-type="float">
            <text:p>1.8747</text:p>
          </table:table-cell>
        </table:table-row>
        <table:table-row table:style-name="ro1">
          <table:table-cell office:value-type="float" office:value="3.755" calcext:value-type="float">
            <text:p>3.755</text:p>
          </table:table-cell>
          <table:table-cell office:value-type="float" office:value="-0.0282322" calcext:value-type="float">
            <text:p>-0.0282322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0.922086" calcext:value-type="float">
            <text:p>0.922086</text:p>
          </table:table-cell>
        </table:table-row>
        <table:table-row table:style-name="ro1">
          <table:table-cell office:value-type="float" office:value="3.765" calcext:value-type="float">
            <text:p>3.765</text:p>
          </table:table-cell>
          <table:table-cell office:value-type="float" office:value="0.921275" calcext:value-type="float">
            <text:p>0.921275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0.801518" calcext:value-type="float">
            <text:p>0.801518</text:p>
          </table:table-cell>
        </table:table-row>
        <table:table-row table:style-name="ro1">
          <table:table-cell office:value-type="float" office:value="3.775" calcext:value-type="float">
            <text:p>3.775</text:p>
          </table:table-cell>
          <table:table-cell office:value-type="float" office:value="0.0871109" calcext:value-type="float">
            <text:p>0.0871109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1.75058" calcext:value-type="float">
            <text:p>1.75058</text:p>
          </table:table-cell>
        </table:table-row>
        <table:table-row table:style-name="ro1">
          <table:table-cell office:value-type="float" office:value="3.785" calcext:value-type="float">
            <text:p>3.785</text:p>
          </table:table-cell>
          <table:table-cell office:value-type="float" office:value="1.0363" calcext:value-type="float">
            <text:p>1.0363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0.916419" calcext:value-type="float">
            <text:p>0.916419</text:p>
          </table:table-cell>
        </table:table-row>
        <table:table-row table:style-name="ro1">
          <table:table-cell office:value-type="float" office:value="3.795" calcext:value-type="float">
            <text:p>3.795</text:p>
          </table:table-cell>
          <table:table-cell office:value-type="float" office:value="-0.154858" calcext:value-type="float">
            <text:p>-0.15485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913773" calcext:value-type="float">
            <text:p>0.913773</text:p>
          </table:table-cell>
        </table:table-row>
        <table:table-row table:style-name="ro1">
          <table:table-cell office:value-type="float" office:value="3.805" calcext:value-type="float">
            <text:p>3.805</text:p>
          </table:table-cell>
          <table:table-cell office:value-type="float" office:value="1.98264" calcext:value-type="float">
            <text:p>1.98264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-0.158767" calcext:value-type="float">
            <text:p>-0.158767</text:p>
          </table:table-cell>
        </table:table-row>
        <table:table-row table:style-name="ro1">
          <table:table-cell office:value-type="float" office:value="3.815" calcext:value-type="float">
            <text:p>3.815</text:p>
          </table:table-cell>
          <table:table-cell office:value-type="float" office:value="-0.16058" calcext:value-type="float">
            <text:p>-0.16058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-0.0438773" calcext:value-type="float">
            <text:p>-0.0438773</text:p>
          </table:table-cell>
        </table:table-row>
        <table:table-row table:style-name="ro1">
          <table:table-cell office:value-type="float" office:value="3.825" calcext:value-type="float">
            <text:p>3.825</text:p>
          </table:table-cell>
          <table:table-cell office:value-type="float" office:value="1.85633" calcext:value-type="float">
            <text:p>1.85633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1.97351" calcext:value-type="float">
            <text:p>1.97351</text:p>
          </table:table-cell>
        </table:table-row>
        <table:table-row table:style-name="ro1">
          <table:table-cell office:value-type="float" office:value="3.835" calcext:value-type="float">
            <text:p>3.835</text:p>
          </table:table-cell>
          <table:table-cell office:value-type="float" office:value="-0.168571" calcext:value-type="float">
            <text:p>-0.168571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1.96957" calcext:value-type="float">
            <text:p>1.96957</text:p>
          </table:table-cell>
        </table:table-row>
        <table:table-row table:style-name="ro1">
          <table:table-cell office:value-type="float" office:value="3.845" calcext:value-type="float">
            <text:p>3.845</text:p>
          </table:table-cell>
          <table:table-cell office:value-type="float" office:value="0.897716" calcext:value-type="float">
            <text:p>0.897716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0.895789" calcext:value-type="float">
            <text:p>0.895789</text:p>
          </table:table-cell>
        </table:table-row>
        <table:table-row table:style-name="ro1">
          <table:table-cell office:value-type="float" office:value="3.855" calcext:value-type="float">
            <text:p>3.855</text:p>
          </table:table-cell>
          <table:table-cell office:value-type="float" office:value="0.89381" calcext:value-type="float">
            <text:p>0.89381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0.891778" calcext:value-type="float">
            <text:p>0.891778</text:p>
          </table:table-cell>
        </table:table-row>
        <table:table-row table:style-name="ro1">
          <table:table-cell office:value-type="float" office:value="3.865" calcext:value-type="float">
            <text:p>3.865</text:p>
          </table:table-cell>
          <table:table-cell office:value-type="float" office:value="1.00863" calcext:value-type="float">
            <text:p>1.00863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-0.301707" calcext:value-type="float">
            <text:p>-0.301707</text:p>
          </table:table-cell>
        </table:table-row>
        <table:table-row table:style-name="ro1">
          <table:table-cell office:value-type="float" office:value="3.875" calcext:value-type="float">
            <text:p>3.875</text:p>
          </table:table-cell>
          <table:table-cell office:value-type="float" office:value="1.95494" calcext:value-type="float">
            <text:p>1.95494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0.882711" calcext:value-type="float">
            <text:p>0.882711</text:p>
          </table:table-cell>
        </table:table-row>
        <table:table-row table:style-name="ro1">
          <table:table-cell office:value-type="float" office:value="3.885" calcext:value-type="float">
            <text:p>3.885</text:p>
          </table:table-cell>
          <table:table-cell office:value-type="float" office:value="0.880408" calcext:value-type="float">
            <text:p>0.880408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-0.192417" calcext:value-type="float">
            <text:p>-0.192417</text:p>
          </table:table-cell>
        </table:table-row>
        <table:table-row table:style-name="ro1">
          <table:table-cell office:value-type="float" office:value="3.895" calcext:value-type="float">
            <text:p>3.895</text:p>
          </table:table-cell>
          <table:table-cell office:value-type="float" office:value="1.94513" calcext:value-type="float">
            <text:p>1.9451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872677" calcext:value-type="float">
            <text:p>0.872677</text:p>
          </table:table-cell>
        </table:table-row>
        <table:table-row table:style-name="ro1">
          <table:table-cell office:value-type="float" office:value="3.905" calcext:value-type="float">
            <text:p>3.905</text:p>
          </table:table-cell>
          <table:table-cell office:value-type="float" office:value="0.870157" calcext:value-type="float">
            <text:p>0.870157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-0.0839829" calcext:value-type="float">
            <text:p>-0.0839829</text:p>
          </table:table-cell>
        </table:table-row>
        <table:table-row table:style-name="ro1">
          <table:table-cell office:value-type="float" office:value="3.915" calcext:value-type="float">
            <text:p>3.915</text:p>
          </table:table-cell>
          <table:table-cell office:value-type="float" office:value="1.81557" calcext:value-type="float">
            <text:p>1.81557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0.861796" calcext:value-type="float">
            <text:p>0.861796</text:p>
          </table:table-cell>
        </table:table-row>
        <table:table-row table:style-name="ro1">
          <table:table-cell office:value-type="float" office:value="3.925" calcext:value-type="float">
            <text:p>3.925</text:p>
          </table:table-cell>
          <table:table-cell office:value-type="float" office:value="1.81066" calcext:value-type="float">
            <text:p>1.81066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0.976245" calcext:value-type="float">
            <text:p>0.976245</text:p>
          </table:table-cell>
        </table:table-row>
        <table:table-row table:style-name="ro1">
          <table:table-cell office:value-type="float" office:value="3.935" calcext:value-type="float">
            <text:p>3.935</text:p>
          </table:table-cell>
          <table:table-cell office:value-type="float" office:value="-0.215439" calcext:value-type="float">
            <text:p>-0.215439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1.92225" calcext:value-type="float">
            <text:p>1.92225</text:p>
          </table:table-cell>
        </table:table-row>
        <table:table-row table:style-name="ro1">
          <table:table-cell office:value-type="float" office:value="3.945" calcext:value-type="float">
            <text:p>3.945</text:p>
          </table:table-cell>
          <table:table-cell office:value-type="float" office:value="-0.220621" calcext:value-type="float">
            <text:p>-0.220621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2.98758" calcext:value-type="float">
            <text:p>2.98758</text:p>
          </table:table-cell>
        </table:table-row>
        <table:table-row table:style-name="ro1">
          <table:table-cell office:value-type="float" office:value="3.955" calcext:value-type="float">
            <text:p>3.955</text:p>
          </table:table-cell>
          <table:table-cell office:value-type="float" office:value="-0.224733" calcext:value-type="float">
            <text:p>-0.224733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.842846" calcext:value-type="float">
            <text:p>0.842846</text:p>
          </table:table-cell>
        </table:table-row>
        <table:table-row table:style-name="ro1">
          <table:table-cell office:value-type="float" office:value="3.965" calcext:value-type="float">
            <text:p>3.965</text:p>
          </table:table-cell>
          <table:table-cell office:value-type="float" office:value="1.79207" calcext:value-type="float">
            <text:p>1.79207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-0.112582" calcext:value-type="float">
            <text:p>-0.112582</text:p>
          </table:table-cell>
        </table:table-row>
        <table:table-row table:style-name="ro1">
          <table:table-cell office:value-type="float" office:value="3.975" calcext:value-type="float">
            <text:p>3.975</text:p>
          </table:table-cell>
          <table:table-cell office:value-type="float" office:value="1.90665" calcext:value-type="float">
            <text:p>1.90665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0.715843" calcext:value-type="float">
            <text:p>0.715843</text:p>
          </table:table-cell>
        </table:table-row>
        <table:table-row table:style-name="ro1">
          <table:table-cell office:value-type="float" office:value="3.985" calcext:value-type="float">
            <text:p>3.985</text:p>
          </table:table-cell>
          <table:table-cell office:value-type="float" office:value="0.951736" calcext:value-type="float">
            <text:p>0.951736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-1.31034" calcext:value-type="float">
            <text:p>-1.31034</text:p>
          </table:table-cell>
        </table:table-row>
        <table:table-row table:style-name="ro1">
          <table:table-cell office:value-type="float" office:value="3.995" calcext:value-type="float">
            <text:p>3.995</text:p>
          </table:table-cell>
          <table:table-cell office:value-type="float" office:value="2.96766" calcext:value-type="float">
            <text:p>2.967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7745" calcext:value-type="float">
            <text:p>1.77745</text:p>
          </table:table-cell>
        </table:table-row>
        <table:table-row table:style-name="ro1">
          <table:table-cell office:value-type="float" office:value="4.005" calcext:value-type="float">
            <text:p>4.005</text:p>
          </table:table-cell>
          <table:table-cell office:value-type="float" office:value="-0.126697" calcext:value-type="float">
            <text:p>-0.126697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0.703461" calcext:value-type="float">
            <text:p>0.703461</text:p>
          </table:table-cell>
        </table:table-row>
        <table:table-row table:style-name="ro1">
          <table:table-cell office:value-type="float" office:value="4.015" calcext:value-type="float">
            <text:p>4.015</text:p>
          </table:table-cell>
          <table:table-cell office:value-type="float" office:value="-0.131431" calcext:value-type="float">
            <text:p>-0.131431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1.88763" calcext:value-type="float">
            <text:p>1.88763</text:p>
          </table:table-cell>
        </table:table-row>
        <table:table-row table:style-name="ro1">
          <table:table-cell office:value-type="float" office:value="4.025" calcext:value-type="float">
            <text:p>4.025</text:p>
          </table:table-cell>
          <table:table-cell office:value-type="float" office:value="-0.374034" calcext:value-type="float">
            <text:p>-0.374034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0.930952" calcext:value-type="float">
            <text:p>0.930952</text:p>
          </table:table-cell>
        </table:table-row>
        <table:table-row table:style-name="ro1">
          <table:table-cell office:value-type="float" office:value="4.035" calcext:value-type="float">
            <text:p>4.035</text:p>
          </table:table-cell>
          <table:table-cell office:value-type="float" office:value="1.87997" calcext:value-type="float">
            <text:p>1.87997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-0.262814" calcext:value-type="float">
            <text:p>-0.262814</text:p>
          </table:table-cell>
        </table:table-row>
        <table:table-row table:style-name="ro1">
          <table:table-cell office:value-type="float" office:value="4.045" calcext:value-type="float">
            <text:p>4.045</text:p>
          </table:table-cell>
          <table:table-cell office:value-type="float" office:value="2.82678" calcext:value-type="float">
            <text:p>2.82678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1.87495" calcext:value-type="float">
            <text:p>1.87495</text:p>
          </table:table-cell>
        </table:table-row>
        <table:table-row table:style-name="ro1">
          <table:table-cell office:value-type="float" office:value="4.055" calcext:value-type="float">
            <text:p>4.055</text:p>
          </table:table-cell>
          <table:table-cell office:value-type="float" office:value="-2.28896" calcext:value-type="float">
            <text:p>-2.28896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0.799191" calcext:value-type="float">
            <text:p>0.799191</text:p>
          </table:table-cell>
        </table:table-row>
        <table:table-row table:style-name="ro1">
          <table:table-cell office:value-type="float" office:value="4.065" calcext:value-type="float">
            <text:p>4.065</text:p>
          </table:table-cell>
          <table:table-cell office:value-type="float" office:value="0.796257" calcext:value-type="float">
            <text:p>0.796257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0.793293" calcext:value-type="float">
            <text:p>0.793293</text:p>
          </table:table-cell>
        </table:table-row>
        <table:table-row table:style-name="ro1">
          <table:table-cell office:value-type="float" office:value="4.075" calcext:value-type="float">
            <text:p>4.075</text:p>
          </table:table-cell>
          <table:table-cell office:value-type="float" office:value="-0.280457" calcext:value-type="float">
            <text:p>-0.280457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1.85648" calcext:value-type="float">
            <text:p>1.85648</text:p>
          </table:table-cell>
        </table:table-row>
        <table:table-row table:style-name="ro1">
          <table:table-cell office:value-type="float" office:value="4.085" calcext:value-type="float">
            <text:p>4.085</text:p>
          </table:table-cell>
          <table:table-cell office:value-type="float" office:value="0.664459" calcext:value-type="float">
            <text:p>0.664459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-0.0526625" calcext:value-type="float">
            <text:p>-0.0526625</text:p>
          </table:table-cell>
        </table:table-row>
        <table:table-row table:style-name="ro1">
          <table:table-cell office:value-type="float" office:value="4.095" calcext:value-type="float">
            <text:p>4.095</text:p>
          </table:table-cell>
          <table:table-cell office:value-type="float" office:value="1.60854" calcext:value-type="float">
            <text:p>1.60854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892061" calcext:value-type="float">
            <text:p>0.892061</text:p>
          </table:table-cell>
        </table:table-row>
        <table:table-row table:style-name="ro1">
          <table:table-cell office:value-type="float" office:value="4.105" calcext:value-type="float">
            <text:p>4.105</text:p>
          </table:table-cell>
          <table:table-cell office:value-type="float" office:value="0.769989" calcext:value-type="float">
            <text:p>0.769989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0.766776" calcext:value-type="float">
            <text:p>0.766776</text:p>
          </table:table-cell>
        </table:table-row>
        <table:table-row table:style-name="ro1">
          <table:table-cell office:value-type="float" office:value="4.115" calcext:value-type="float">
            <text:p>4.115</text:p>
          </table:table-cell>
          <table:table-cell office:value-type="float" office:value="-0.307286" calcext:value-type="float">
            <text:p>-0.307286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-1.38309" calcext:value-type="float">
            <text:p>-1.38309</text:p>
          </table:table-cell>
        </table:table-row>
        <table:table-row table:style-name="ro1">
          <table:table-cell office:value-type="float" office:value="4.125" calcext:value-type="float">
            <text:p>4.125</text:p>
          </table:table-cell>
          <table:table-cell office:value-type="float" office:value="3.96349" calcext:value-type="float">
            <text:p>3.96349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-0.320662" calcext:value-type="float">
            <text:p>-0.320662</text:p>
          </table:table-cell>
        </table:table-row>
        <table:table-row table:style-name="ro1">
          <table:table-cell office:value-type="float" office:value="4.135" calcext:value-type="float">
            <text:p>4.135</text:p>
          </table:table-cell>
          <table:table-cell office:value-type="float" office:value="-0.325808" calcext:value-type="float">
            <text:p>-0.325808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2.8807" calcext:value-type="float">
            <text:p>2.8807</text:p>
          </table:table-cell>
        </table:table-row>
        <table:table-row table:style-name="ro1">
          <table:table-cell office:value-type="float" office:value="4.145" calcext:value-type="float">
            <text:p>4.145</text:p>
          </table:table-cell>
          <table:table-cell office:value-type="float" office:value="-2.35637" calcext:value-type="float">
            <text:p>-2.35637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3.82224" calcext:value-type="float">
            <text:p>3.82224</text:p>
          </table:table-cell>
        </table:table-row>
        <table:table-row table:style-name="ro1">
          <table:table-cell office:value-type="float" office:value="4.155" calcext:value-type="float">
            <text:p>4.155</text:p>
          </table:table-cell>
          <table:table-cell office:value-type="float" office:value="-1.41415" calcext:value-type="float">
            <text:p>-1.41415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0.720389" calcext:value-type="float">
            <text:p>0.720389</text:p>
          </table:table-cell>
        </table:table-row>
        <table:table-row table:style-name="ro1">
          <table:table-cell office:value-type="float" office:value="4.165" calcext:value-type="float">
            <text:p>4.165</text:p>
          </table:table-cell>
          <table:table-cell office:value-type="float" office:value="-1.30795" calcext:value-type="float">
            <text:p>-1.30795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2.72863" calcext:value-type="float">
            <text:p>2.72863</text:p>
          </table:table-cell>
        </table:table-row>
        <table:table-row table:style-name="ro1">
          <table:table-cell office:value-type="float" office:value="4.175" calcext:value-type="float">
            <text:p>4.175</text:p>
          </table:table-cell>
          <table:table-cell office:value-type="float" office:value="1.77287" calcext:value-type="float">
            <text:p>1.77287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0.698176" calcext:value-type="float">
            <text:p>0.698176</text:p>
          </table:table-cell>
        </table:table-row>
        <table:table-row table:style-name="ro1">
          <table:table-cell office:value-type="float" office:value="4.185" calcext:value-type="float">
            <text:p>4.185</text:p>
          </table:table-cell>
          <table:table-cell office:value-type="float" office:value="1.76438" calcext:value-type="float">
            <text:p>1.76438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0.690596" calcext:value-type="float">
            <text:p>0.690596</text:p>
          </table:table-cell>
        </table:table-row>
        <table:table-row table:style-name="ro1">
          <table:table-cell office:value-type="float" office:value="4.195" calcext:value-type="float">
            <text:p>4.195</text:p>
          </table:table-cell>
          <table:table-cell office:value-type="float" office:value="0.686767" calcext:value-type="float">
            <text:p>0.68676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563916" calcext:value-type="float">
            <text:p>0.563916</text:p>
          </table:table-cell>
        </table:table-row>
        <table:table-row table:style-name="ro1">
          <table:table-cell office:value-type="float" office:value="4.205" calcext:value-type="float">
            <text:p>4.205</text:p>
          </table:table-cell>
          <table:table-cell office:value-type="float" office:value="-0.154176" calcext:value-type="float">
            <text:p>-0.154176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2.57721" calcext:value-type="float">
            <text:p>2.57721</text:p>
          </table:table-cell>
        </table:table-row>
        <table:table-row table:style-name="ro1">
          <table:table-cell office:value-type="float" office:value="4.215" calcext:value-type="float">
            <text:p>4.215</text:p>
          </table:table-cell>
          <table:table-cell office:value-type="float" office:value="-0.280009" calcext:value-type="float">
            <text:p>-0.280009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-1.47488" calcext:value-type="float">
            <text:p>-1.47488</text:p>
          </table:table-cell>
        </table:table-row>
        <table:table-row table:style-name="ro1">
          <table:table-cell office:value-type="float" office:value="4.225" calcext:value-type="float">
            <text:p>4.225</text:p>
          </table:table-cell>
          <table:table-cell office:value-type="float" office:value="2.80105" calcext:value-type="float">
            <text:p>2.80105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-0.413946" calcext:value-type="float">
            <text:p>-0.413946</text:p>
          </table:table-cell>
        </table:table-row>
        <table:table-row table:style-name="ro1">
          <table:table-cell office:value-type="float" office:value="4.235" calcext:value-type="float">
            <text:p>4.235</text:p>
          </table:table-cell>
          <table:table-cell office:value-type="float" office:value="1.72197" calcext:value-type="float">
            <text:p>1.72197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1.71894" calcext:value-type="float">
            <text:p>1.71894</text:p>
          </table:table-cell>
        </table:table-row>
        <table:table-row table:style-name="ro1">
          <table:table-cell office:value-type="float" office:value="4.245" calcext:value-type="float">
            <text:p>4.245</text:p>
          </table:table-cell>
          <table:table-cell office:value-type="float" office:value="-1.49615" calcext:value-type="float">
            <text:p>-1.49615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1.59067" calcext:value-type="float">
            <text:p>1.59067</text:p>
          </table:table-cell>
        </table:table-row>
        <table:table-row table:style-name="ro1">
          <table:table-cell office:value-type="float" office:value="4.255" calcext:value-type="float">
            <text:p>4.255</text:p>
          </table:table-cell>
          <table:table-cell office:value-type="float" office:value="0.754316" calcext:value-type="float">
            <text:p>0.754316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-0.439798" calcext:value-type="float">
            <text:p>-0.439798</text:p>
          </table:table-cell>
        </table:table-row>
        <table:table-row table:style-name="ro1">
          <table:table-cell office:value-type="float" office:value="4.265" calcext:value-type="float">
            <text:p>4.265</text:p>
          </table:table-cell>
          <table:table-cell office:value-type="float" office:value="-5.56351" calcext:value-type="float">
            <text:p>-5.56351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6.79536" calcext:value-type="float">
            <text:p>6.79536</text:p>
          </table:table-cell>
        </table:table-row>
        <table:table-row table:style-name="ro1">
          <table:table-cell office:value-type="float" office:value="4.275" calcext:value-type="float">
            <text:p>4.275</text:p>
          </table:table-cell>
          <table:table-cell office:value-type="float" office:value="1.67893" calcext:value-type="float">
            <text:p>1.67893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1.55672" calcext:value-type="float">
            <text:p>1.55672</text:p>
          </table:table-cell>
        </table:table-row>
        <table:table-row table:style-name="ro1">
          <table:table-cell office:value-type="float" office:value="4.285" calcext:value-type="float">
            <text:p>4.285</text:p>
          </table:table-cell>
          <table:table-cell office:value-type="float" office:value="0.721297" calcext:value-type="float">
            <text:p>0.721297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-0.47192" calcext:value-type="float">
            <text:p>-0.47192</text:p>
          </table:table-cell>
        </table:table-row>
        <table:table-row table:style-name="ro1">
          <table:table-cell office:value-type="float" office:value="4.295" calcext:value-type="float">
            <text:p>4.295</text:p>
          </table:table-cell>
          <table:table-cell office:value-type="float" office:value="1.54579" calcext:value-type="float">
            <text:p>1.54579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-1.4319" calcext:value-type="float">
            <text:p>-1.4319</text:p>
          </table:table-cell>
        </table:table-row>
        <table:table-row table:style-name="ro1">
          <table:table-cell office:value-type="float" office:value="4.305" calcext:value-type="float">
            <text:p>4.305</text:p>
          </table:table-cell>
          <table:table-cell office:value-type="float" office:value="1.65474" calcext:value-type="float">
            <text:p>1.65474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0.580317" calcext:value-type="float">
            <text:p>0.580317</text:p>
          </table:table-cell>
        </table:table-row>
        <table:table-row table:style-name="ro1">
          <table:table-cell office:value-type="float" office:value="4.315" calcext:value-type="float">
            <text:p>4.315</text:p>
          </table:table-cell>
          <table:table-cell office:value-type="float" office:value="-0.495274" calcext:value-type="float">
            <text:p>-0.495274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2.71134" calcext:value-type="float">
            <text:p>2.71134</text:p>
          </table:table-cell>
        </table:table-row>
        <table:table-row table:style-name="ro1">
          <table:table-cell office:value-type="float" office:value="4.325" calcext:value-type="float">
            <text:p>4.325</text:p>
          </table:table-cell>
          <table:table-cell office:value-type="float" office:value="-0.622122" calcext:value-type="float">
            <text:p>-0.622122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2.8234" calcext:value-type="float">
            <text:p>2.8234</text:p>
          </table:table-cell>
        </table:table-row>
        <table:table-row table:style-name="ro1">
          <table:table-cell office:value-type="float" office:value="4.335" calcext:value-type="float">
            <text:p>4.335</text:p>
          </table:table-cell>
          <table:table-cell office:value-type="float" office:value="-1.57995" calcext:value-type="float">
            <text:p>-1.57995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-4.68131" calcext:value-type="float">
            <text:p>-4.68131</text:p>
          </table:table-cell>
        </table:table-row>
        <table:table-row table:style-name="ro1">
          <table:table-cell office:value-type="float" office:value="4.345" calcext:value-type="float">
            <text:p>4.345</text:p>
          </table:table-cell>
          <table:table-cell office:value-type="float" office:value="2.56262" calcext:value-type="float">
            <text:p>2.56262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2.67567" calcext:value-type="float">
            <text:p>2.67567</text:p>
          </table:table-cell>
        </table:table-row>
        <table:table-row table:style-name="ro1">
          <table:table-cell office:value-type="float" office:value="4.355" calcext:value-type="float">
            <text:p>4.355</text:p>
          </table:table-cell>
          <table:table-cell office:value-type="float" office:value="1.60103" calcext:value-type="float">
            <text:p>1.60103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-0.544827" calcext:value-type="float">
            <text:p>-0.544827</text:p>
          </table:table-cell>
        </table:table-row>
        <table:table-row table:style-name="ro1">
          <table:table-cell office:value-type="float" office:value="4.365" calcext:value-type="float">
            <text:p>4.365</text:p>
          </table:table-cell>
          <table:table-cell office:value-type="float" office:value="1.59043" calcext:value-type="float">
            <text:p>1.59043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0.515721" calcext:value-type="float">
            <text:p>0.515721</text:p>
          </table:table-cell>
        </table:table-row>
        <table:table-row table:style-name="ro1">
          <table:table-cell office:value-type="float" office:value="4.375" calcext:value-type="float">
            <text:p>4.375</text:p>
          </table:table-cell>
          <table:table-cell office:value-type="float" office:value="0.391952" calcext:value-type="float">
            <text:p>0.391952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-0.327226" calcext:value-type="float">
            <text:p>-0.327226</text:p>
          </table:table-cell>
        </table:table-row>
        <table:table-row table:style-name="ro1">
          <table:table-cell office:value-type="float" office:value="4.385" calcext:value-type="float">
            <text:p>4.385</text:p>
          </table:table-cell>
          <table:table-cell office:value-type="float" office:value="1.33226" calcext:value-type="float">
            <text:p>1.33226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-0.457086" calcext:value-type="float">
            <text:p>-0.457086</text:p>
          </table:table-cell>
        </table:table-row>
        <table:table-row table:style-name="ro1">
          <table:table-cell office:value-type="float" office:value="4.395" calcext:value-type="float">
            <text:p>4.395</text:p>
          </table:table-cell>
          <table:table-cell office:value-type="float" office:value="-5.7014" calcext:value-type="float">
            <text:p>-5.701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5.58545" calcext:value-type="float">
            <text:p>5.58545</text:p>
          </table:table-cell>
        </table:table-row>
        <table:table-row table:style-name="ro1">
          <table:table-cell office:value-type="float" office:value="4.405" calcext:value-type="float">
            <text:p>4.405</text:p>
          </table:table-cell>
          <table:table-cell office:value-type="float" office:value="2.60837" calcext:value-type="float">
            <text:p>2.60837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-0.607767" calcext:value-type="float">
            <text:p>-0.607767</text:p>
          </table:table-cell>
        </table:table-row>
        <table:table-row table:style-name="ro1">
          <table:table-cell office:value-type="float" office:value="4.415" calcext:value-type="float">
            <text:p>4.415</text:p>
          </table:table-cell>
          <table:table-cell office:value-type="float" office:value="1.52725" calcext:value-type="float">
            <text:p>1.52725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-0.618956" calcext:value-type="float">
            <text:p>-0.618956</text:p>
          </table:table-cell>
        </table:table-row>
        <table:table-row table:style-name="ro1">
          <table:table-cell office:value-type="float" office:value="4.425" calcext:value-type="float">
            <text:p>4.425</text:p>
          </table:table-cell>
          <table:table-cell office:value-type="float" office:value="0.444756" calcext:value-type="float">
            <text:p>0.444756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0.43846" calcext:value-type="float">
            <text:p>0.43846</text:p>
          </table:table-cell>
        </table:table-row>
        <table:table-row table:style-name="ro1">
          <table:table-cell office:value-type="float" office:value="4.435" calcext:value-type="float">
            <text:p>4.435</text:p>
          </table:table-cell>
          <table:table-cell office:value-type="float" office:value="0.432138" calcext:value-type="float">
            <text:p>0.432138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.425791" calcext:value-type="float">
            <text:p>0.425791</text:p>
          </table:table-cell>
        </table:table-row>
        <table:table-row table:style-name="ro1">
          <table:table-cell office:value-type="float" office:value="4.445" calcext:value-type="float">
            <text:p>4.445</text:p>
          </table:table-cell>
          <table:table-cell office:value-type="float" office:value="0.419419" calcext:value-type="float">
            <text:p>0.419419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-4.82442" calcext:value-type="float">
            <text:p>-4.82442</text:p>
          </table:table-cell>
        </table:table-row>
        <table:table-row table:style-name="ro1">
          <table:table-cell office:value-type="float" office:value="4.455" calcext:value-type="float">
            <text:p>4.455</text:p>
          </table:table-cell>
          <table:table-cell office:value-type="float" office:value="6.70248" calcext:value-type="float">
            <text:p>6.70248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-1.74628" calcext:value-type="float">
            <text:p>-1.74628</text:p>
          </table:table-cell>
        </table:table-row>
        <table:table-row table:style-name="ro1">
          <table:table-cell office:value-type="float" office:value="4.465" calcext:value-type="float">
            <text:p>4.465</text:p>
          </table:table-cell>
          <table:table-cell office:value-type="float" office:value="2.52849" calcext:value-type="float">
            <text:p>2.52849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1.45466" calcext:value-type="float">
            <text:p>1.45466</text:p>
          </table:table-cell>
        </table:table-row>
        <table:table-row table:style-name="ro1">
          <table:table-cell office:value-type="float" office:value="4.475" calcext:value-type="float">
            <text:p>4.475</text:p>
          </table:table-cell>
          <table:table-cell office:value-type="float" office:value="-0.809524" calcext:value-type="float">
            <text:p>-0.809524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0.493029" calcext:value-type="float">
            <text:p>0.493029</text:p>
          </table:table-cell>
        </table:table-row>
        <table:table-row table:style-name="ro1">
          <table:table-cell office:value-type="float" office:value="4.485" calcext:value-type="float">
            <text:p>4.485</text:p>
          </table:table-cell>
          <table:table-cell office:value-type="float" office:value="0.368926" calcext:value-type="float">
            <text:p>0.368926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-0.707632" calcext:value-type="float">
            <text:p>-0.707632</text:p>
          </table:table-cell>
        </table:table-row>
        <table:table-row table:style-name="ro1">
          <table:table-cell office:value-type="float" office:value="4.495" calcext:value-type="float">
            <text:p>4.495</text:p>
          </table:table-cell>
          <table:table-cell office:value-type="float" office:value="2.49842" calcext:value-type="float">
            <text:p>2.4984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0.716785" calcext:value-type="float">
            <text:p>-0.716785</text:p>
          </table:table-cell>
        </table:table-row>
        <table:table-row table:style-name="ro1">
          <table:table-cell office:value-type="float" office:value="4.505" calcext:value-type="float">
            <text:p>4.505</text:p>
          </table:table-cell>
          <table:table-cell office:value-type="float" office:value="0.228889" calcext:value-type="float">
            <text:p>0.228889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1.53272" calcext:value-type="float">
            <text:p>1.53272</text:p>
          </table:table-cell>
        </table:table-row>
        <table:table-row table:style-name="ro1">
          <table:table-cell office:value-type="float" office:value="4.515" calcext:value-type="float">
            <text:p>4.515</text:p>
          </table:table-cell>
          <table:table-cell office:value-type="float" office:value="-1.80277" calcext:value-type="float">
            <text:p>-1.80277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1.40187" calcext:value-type="float">
            <text:p>1.40187</text:p>
          </table:table-cell>
        </table:table-row>
        <table:table-row table:style-name="ro1">
          <table:table-cell office:value-type="float" office:value="4.525" calcext:value-type="float">
            <text:p>4.525</text:p>
          </table:table-cell>
          <table:table-cell office:value-type="float" office:value="0.326567" calcext:value-type="float">
            <text:p>0.326567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0.321234" calcext:value-type="float">
            <text:p>0.321234</text:p>
          </table:table-cell>
        </table:table-row>
        <table:table-row table:style-name="ro1">
          <table:table-cell office:value-type="float" office:value="4.535" calcext:value-type="float">
            <text:p>4.535</text:p>
          </table:table-cell>
          <table:table-cell office:value-type="float" office:value="1.26821" calcext:value-type="float">
            <text:p>1.26821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-1.7107" calcext:value-type="float">
            <text:p>-1.7107</text:p>
          </table:table-cell>
        </table:table-row>
        <table:table-row table:style-name="ro1">
          <table:table-cell office:value-type="float" office:value="4.545" calcext:value-type="float">
            <text:p>4.545</text:p>
          </table:table-cell>
          <table:table-cell office:value-type="float" office:value="2.44635" calcext:value-type="float">
            <text:p>2.44635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-1.84033" calcext:value-type="float">
            <text:p>-1.84033</text:p>
          </table:table-cell>
        </table:table-row>
        <table:table-row table:style-name="ro1">
          <table:table-cell office:value-type="float" office:value="4.555" calcext:value-type="float">
            <text:p>4.555</text:p>
          </table:table-cell>
          <table:table-cell office:value-type="float" office:value="1.36422" calcext:value-type="float">
            <text:p>1.36422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.288836" calcext:value-type="float">
            <text:p>0.288836</text:p>
          </table:table-cell>
        </table:table-row>
        <table:table-row table:style-name="ro1">
          <table:table-cell office:value-type="float" office:value="4.565" calcext:value-type="float">
            <text:p>4.565</text:p>
          </table:table-cell>
          <table:table-cell office:value-type="float" office:value="-1.85933" calcext:value-type="float">
            <text:p>-1.85933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2.41517" calcext:value-type="float">
            <text:p>2.41517</text:p>
          </table:table-cell>
        </table:table-row>
        <table:table-row table:style-name="ro1">
          <table:table-cell office:value-type="float" office:value="4.575" calcext:value-type="float">
            <text:p>4.575</text:p>
          </table:table-cell>
          <table:table-cell office:value-type="float" office:value="0.269767" calcext:value-type="float">
            <text:p>0.269767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0.145275" calcext:value-type="float">
            <text:p>0.145275</text:p>
          </table:table-cell>
        </table:table-row>
        <table:table-row table:style-name="ro1">
          <table:table-cell office:value-type="float" office:value="4.585" calcext:value-type="float">
            <text:p>4.585</text:p>
          </table:table-cell>
          <table:table-cell office:value-type="float" office:value="0.377589" calcext:value-type="float">
            <text:p>0.377589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1.32462" calcext:value-type="float">
            <text:p>1.32462</text:p>
          </table:table-cell>
        </table:table-row>
        <table:table-row table:style-name="ro1">
          <table:table-cell office:value-type="float" office:value="4.595" calcext:value-type="float">
            <text:p>4.595</text:p>
          </table:table-cell>
          <table:table-cell office:value-type="float" office:value="-0.820817" calcext:value-type="float">
            <text:p>-0.82081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24635" calcext:value-type="float">
            <text:p>0.124635</text:p>
          </table:table-cell>
        </table:table-row>
        <table:table-row table:style-name="ro1">
          <table:table-cell office:value-type="float" office:value="4.605" calcext:value-type="float">
            <text:p>4.605</text:p>
          </table:table-cell>
          <table:table-cell office:value-type="float" office:value="1.42831" calcext:value-type="float">
            <text:p>1.42831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0.235354" calcext:value-type="float">
            <text:p>0.235354</text:p>
          </table:table-cell>
        </table:table-row>
        <table:table-row table:style-name="ro1">
          <table:table-cell office:value-type="float" office:value="4.615" calcext:value-type="float">
            <text:p>4.615</text:p>
          </table:table-cell>
          <table:table-cell office:value-type="float" office:value="-0.840135" calcext:value-type="float">
            <text:p>-0.840135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0.105285" calcext:value-type="float">
            <text:p>0.105285</text:p>
          </table:table-cell>
        </table:table-row>
        <table:table-row table:style-name="ro1">
          <table:table-cell office:value-type="float" office:value="4.625" calcext:value-type="float">
            <text:p>4.625</text:p>
          </table:table-cell>
          <table:table-cell office:value-type="float" office:value="1.40894" calcext:value-type="float">
            <text:p>1.40894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-0.855444" calcext:value-type="float">
            <text:p>-0.855444</text:p>
          </table:table-cell>
        </table:table-row>
        <table:table-row table:style-name="ro1">
          <table:table-cell office:value-type="float" office:value="4.635" calcext:value-type="float">
            <text:p>4.635</text:p>
          </table:table-cell>
          <table:table-cell office:value-type="float" office:value="1.16136" calcext:value-type="float">
            <text:p>1.16136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-0.746375" calcext:value-type="float">
            <text:p>-0.746375</text:p>
          </table:table-cell>
        </table:table-row>
        <table:table-row table:style-name="ro1">
          <table:table-cell office:value-type="float" office:value="4.645" calcext:value-type="float">
            <text:p>4.645</text:p>
          </table:table-cell>
          <table:table-cell office:value-type="float" office:value="0.199166" calcext:value-type="float">
            <text:p>0.199166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0.193606" calcext:value-type="float">
            <text:p>0.193606</text:p>
          </table:table-cell>
        </table:table-row>
        <table:table-row table:style-name="ro1">
          <table:table-cell office:value-type="float" office:value="4.655" calcext:value-type="float">
            <text:p>4.655</text:p>
          </table:table-cell>
          <table:table-cell office:value-type="float" office:value="0.188038" calcext:value-type="float">
            <text:p>0.188038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-0.888952" calcext:value-type="float">
            <text:p>-0.888952</text:p>
          </table:table-cell>
        </table:table-row>
        <table:table-row table:style-name="ro1">
          <table:table-cell office:value-type="float" office:value="4.665" calcext:value-type="float">
            <text:p>4.665</text:p>
          </table:table-cell>
          <table:table-cell office:value-type="float" office:value="1.24543" calcext:value-type="float">
            <text:p>1.24543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0.169856" calcext:value-type="float">
            <text:p>0.169856</text:p>
          </table:table-cell>
        </table:table-row>
        <table:table-row table:style-name="ro1">
          <table:table-cell office:value-type="float" office:value="4.675" calcext:value-type="float">
            <text:p>4.675</text:p>
          </table:table-cell>
          <table:table-cell office:value-type="float" office:value="-0.907161" calcext:value-type="float">
            <text:p>-0.907161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1.10815" calcext:value-type="float">
            <text:p>1.10815</text:p>
          </table:table-cell>
        </table:table-row>
        <table:table-row table:style-name="ro1">
          <table:table-cell office:value-type="float" office:value="4.685" calcext:value-type="float">
            <text:p>4.685</text:p>
          </table:table-cell>
          <table:table-cell office:value-type="float" office:value="0.270333" calcext:value-type="float">
            <text:p>0.270333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-0.925595" calcext:value-type="float">
            <text:p>-0.925595</text:p>
          </table:table-cell>
        </table:table-row>
        <table:table-row table:style-name="ro1">
          <table:table-cell office:value-type="float" office:value="4.695" calcext:value-type="float">
            <text:p>4.695</text:p>
          </table:table-cell>
          <table:table-cell office:value-type="float" office:value="1.20875" calcext:value-type="float">
            <text:p>1.2087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133137" calcext:value-type="float">
            <text:p>0.133137</text:p>
          </table:table-cell>
        </table:table-row>
        <table:table-row table:style-name="ro1">
          <table:table-cell office:value-type="float" office:value="4.705" calcext:value-type="float">
            <text:p>4.705</text:p>
          </table:table-cell>
          <table:table-cell office:value-type="float" office:value="0.127504" calcext:value-type="float">
            <text:p>0.127504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-0.949564" calcext:value-type="float">
            <text:p>-0.949564</text:p>
          </table:table-cell>
        </table:table-row>
        <table:table-row table:style-name="ro1">
          <table:table-cell office:value-type="float" office:value="4.715" calcext:value-type="float">
            <text:p>4.715</text:p>
          </table:table-cell>
          <table:table-cell office:value-type="float" office:value="0.113323" calcext:value-type="float">
            <text:p>0.113323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1.17766" calcext:value-type="float">
            <text:p>1.17766</text:p>
          </table:table-cell>
        </table:table-row>
        <table:table-row table:style-name="ro1">
          <table:table-cell office:value-type="float" office:value="4.725" calcext:value-type="float">
            <text:p>4.725</text:p>
          </table:table-cell>
          <table:table-cell office:value-type="float" office:value="-0.969413" calcext:value-type="float">
            <text:p>-0.969413</text:p>
          </table:table-cell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1.16489" calcext:value-type="float">
            <text:p>1.16489</text:p>
          </table:table-cell>
        </table:table-row>
        <table:table-row table:style-name="ro1">
          <table:table-cell office:value-type="float" office:value="4.735" calcext:value-type="float">
            <text:p>4.735</text:p>
          </table:table-cell>
          <table:table-cell office:value-type="float" office:value="-0.0297977" calcext:value-type="float">
            <text:p>-0.0297977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-0.869126" calcext:value-type="float">
            <text:p>-0.869126</text:p>
          </table:table-cell>
        </table:table-row>
        <table:table-row table:style-name="ro1">
          <table:table-cell office:value-type="float" office:value="4.745" calcext:value-type="float">
            <text:p>4.745</text:p>
          </table:table-cell>
          <table:table-cell office:value-type="float" office:value="1.14628" calcext:value-type="float">
            <text:p>1.14628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0.07063" calcext:value-type="float">
            <text:p>0.07063</text:p>
          </table:table-cell>
        </table:table-row>
        <table:table-row table:style-name="ro1">
          <table:table-cell office:value-type="float" office:value="4.755" calcext:value-type="float">
            <text:p>4.755</text:p>
          </table:table-cell>
          <table:table-cell office:value-type="float" office:value="0.0649568" calcext:value-type="float">
            <text:p>0.0649568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-1.01216" calcext:value-type="float">
            <text:p>-1.01216</text:p>
          </table:table-cell>
        </table:table-row>
        <table:table-row table:style-name="ro1">
          <table:table-cell office:value-type="float" office:value="4.765" calcext:value-type="float">
            <text:p>4.765</text:p>
          </table:table-cell>
          <table:table-cell office:value-type="float" office:value="1.12212" calcext:value-type="float">
            <text:p>1.12212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-1.02498" calcext:value-type="float">
            <text:p>-1.02498</text:p>
          </table:table-cell>
        </table:table-row>
        <table:table-row table:style-name="ro1">
          <table:table-cell office:value-type="float" office:value="4.775" calcext:value-type="float">
            <text:p>4.775</text:p>
          </table:table-cell>
          <table:table-cell office:value-type="float" office:value="0.0378576" calcext:value-type="float">
            <text:p>0.0378576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1.10215" calcext:value-type="float">
            <text:p>1.10215</text:p>
          </table:table-cell>
        </table:table-row>
        <table:table-row table:style-name="ro1">
          <table:table-cell office:value-type="float" office:value="4.785" calcext:value-type="float">
            <text:p>4.785</text:p>
          </table:table-cell>
          <table:table-cell office:value-type="float" office:value="-2.1164" calcext:value-type="float">
            <text:p>-2.1164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2.15784" calcext:value-type="float">
            <text:p>2.15784</text:p>
          </table:table-cell>
        </table:table-row>
        <table:table-row table:style-name="ro1">
          <table:table-cell office:value-type="float" office:value="4.795" calcext:value-type="float">
            <text:p>4.795</text:p>
          </table:table-cell>
          <table:table-cell office:value-type="float" office:value="0.0121889" calcext:value-type="float">
            <text:p>0.0121889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4.805" calcext:value-type="float">
            <text:p>4.805</text:p>
          </table:table-cell>
          <table:table-cell office:value-type="float" office:value="1.06933" calcext:value-type="float">
            <text:p>1.06933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-1.07778" calcext:value-type="float">
            <text:p>-1.07778</text:p>
          </table:table-cell>
        </table:table-row>
        <table:table-row table:style-name="ro1">
          <table:table-cell office:value-type="float" office:value="4.815" calcext:value-type="float">
            <text:p>4.815</text:p>
          </table:table-cell>
          <table:table-cell office:value-type="float" office:value="2.00889" calcext:value-type="float">
            <text:p>2.00889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-0.968971" calcext:value-type="float">
            <text:p>-0.968971</text:p>
          </table:table-cell>
        </table:table-row>
        <table:table-row table:style-name="ro1">
          <table:table-cell office:value-type="float" office:value="4.825" calcext:value-type="float">
            <text:p>4.825</text:p>
          </table:table-cell>
          <table:table-cell office:value-type="float" office:value="-0.0235635" calcext:value-type="float">
            <text:p>-0.0235635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-0.0292495" calcext:value-type="float">
            <text:p>-0.0292495</text:p>
          </table:table-cell>
        </table:table-row>
        <table:table-row table:style-name="ro1">
          <table:table-cell office:value-type="float" office:value="4.835" calcext:value-type="float">
            <text:p>4.835</text:p>
          </table:table-cell>
          <table:table-cell office:value-type="float" office:value="-12.6541" calcext:value-type="float">
            <text:p>-12.6541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12.5442" calcext:value-type="float">
            <text:p>12.5442</text:p>
          </table:table-cell>
        </table:table-row>
        <table:table-row table:style-name="ro1">
          <table:table-cell office:value-type="float" office:value="4.845" calcext:value-type="float">
            <text:p>4.845</text:p>
          </table:table-cell>
          <table:table-cell office:value-type="float" office:value="-0.0634975" calcext:value-type="float">
            <text:p>-0.0634975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-0.0691714" calcext:value-type="float">
            <text:p>-0.0691714</text:p>
          </table:table-cell>
        </table:table-row>
        <table:table-row table:style-name="ro1">
          <table:table-cell office:value-type="float" office:value="4.855" calcext:value-type="float">
            <text:p>4.855</text:p>
          </table:table-cell>
          <table:table-cell office:value-type="float" office:value="-0.193892" calcext:value-type="float">
            <text:p>-0.193892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1.10965" calcext:value-type="float">
            <text:p>1.10965</text:p>
          </table:table-cell>
        </table:table-row>
        <table:table-row table:style-name="ro1">
          <table:table-cell office:value-type="float" office:value="4.865" calcext:value-type="float">
            <text:p>4.865</text:p>
          </table:table-cell>
          <table:table-cell office:value-type="float" office:value="-1.15486" calcext:value-type="float">
            <text:p>-1.15486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-0.0905451" calcext:value-type="float">
            <text:p>-0.0905451</text:p>
          </table:table-cell>
        </table:table-row>
        <table:table-row table:style-name="ro1">
          <table:table-cell office:value-type="float" office:value="4.875" calcext:value-type="float">
            <text:p>4.875</text:p>
          </table:table-cell>
          <table:table-cell office:value-type="float" office:value="-0.0962047" calcext:value-type="float">
            <text:p>-0.0962047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-0.220909" calcext:value-type="float">
            <text:p>-0.220909</text:p>
          </table:table-cell>
        </table:table-row>
        <table:table-row table:style-name="ro1">
          <table:table-cell office:value-type="float" office:value="4.885" calcext:value-type="float">
            <text:p>4.885</text:p>
          </table:table-cell>
          <table:table-cell office:value-type="float" office:value="0.0112123" calcext:value-type="float">
            <text:p>0.0112123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0.958111" calcext:value-type="float">
            <text:p>0.958111</text:p>
          </table:table-cell>
        </table:table-row>
        <table:table-row table:style-name="ro1">
          <table:table-cell office:value-type="float" office:value="4.895" calcext:value-type="float">
            <text:p>4.895</text:p>
          </table:table-cell>
          <table:table-cell office:value-type="float" office:value="-1.1875" calcext:value-type="float">
            <text:p>-1.1875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-0.123156" calcext:value-type="float">
            <text:p>-0.123156</text:p>
          </table:table-cell>
        </table:table-row>
        <table:table-row table:style-name="ro1">
          <table:table-cell office:value-type="float" office:value="4.905" calcext:value-type="float">
            <text:p>4.905</text:p>
          </table:table-cell>
          <table:table-cell office:value-type="float" office:value="-0.24784" calcext:value-type="float">
            <text:p>-0.24784</text:p>
          </table:table-cell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-0.0156976" calcext:value-type="float">
            <text:p>-0.0156976</text:p>
          </table:table-cell>
        </table:table-row>
        <table:table-row table:style-name="ro1">
          <table:table-cell office:value-type="float" office:value="4.915" calcext:value-type="float">
            <text:p>4.915</text:p>
          </table:table-cell>
          <table:table-cell office:value-type="float" office:value="-0.14021" calcext:value-type="float">
            <text:p>-0.14021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-0.145831" calcext:value-type="float">
            <text:p>-0.145831</text:p>
          </table:table-cell>
        </table:table-row>
        <table:table-row table:style-name="ro1">
          <table:table-cell office:value-type="float" office:value="4.925" calcext:value-type="float">
            <text:p>4.925</text:p>
          </table:table-cell>
          <table:table-cell office:value-type="float" office:value="0.919978" calcext:value-type="float">
            <text:p>0.919978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-1.34464" calcext:value-type="float">
            <text:p>-1.34464</text:p>
          </table:table-cell>
        </table:table-row>
        <table:table-row table:style-name="ro1">
          <table:table-cell office:value-type="float" office:value="4.935" calcext:value-type="float">
            <text:p>4.935</text:p>
          </table:table-cell>
          <table:table-cell office:value-type="float" office:value="-0.0424931" calcext:value-type="float">
            <text:p>-0.0424931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0.904441" calcext:value-type="float">
            <text:p>0.904441</text:p>
          </table:table-cell>
        </table:table-row>
        <table:table-row table:style-name="ro1">
          <table:table-cell office:value-type="float" office:value="4.945" calcext:value-type="float">
            <text:p>4.945</text:p>
          </table:table-cell>
          <table:table-cell office:value-type="float" office:value="-0.288743" calcext:value-type="float">
            <text:p>-0.288743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-2.19796" calcext:value-type="float">
            <text:p>-2.19796</text:p>
          </table:table-cell>
        </table:table-row>
        <table:table-row table:style-name="ro1">
          <table:table-cell office:value-type="float" office:value="4.955" calcext:value-type="float">
            <text:p>4.955</text:p>
          </table:table-cell>
          <table:table-cell office:value-type="float" office:value="1.95893" calcext:value-type="float">
            <text:p>1.95893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-1.25659" calcext:value-type="float">
            <text:p>-1.25659</text:p>
          </table:table-cell>
        </table:table-row>
        <table:table-row table:style-name="ro1">
          <table:table-cell office:value-type="float" office:value="4.965" calcext:value-type="float">
            <text:p>4.965</text:p>
          </table:table-cell>
          <table:table-cell office:value-type="float" office:value="-1.26359" calcext:value-type="float">
            <text:p>-1.26359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0.870815" calcext:value-type="float">
            <text:p>0.870815</text:p>
          </table:table-cell>
        </table:table-row>
        <table:table-row table:style-name="ro1">
          <table:table-cell office:value-type="float" office:value="4.975" calcext:value-type="float">
            <text:p>4.975</text:p>
          </table:table-cell>
          <table:table-cell office:value-type="float" office:value="-0.204719" calcext:value-type="float">
            <text:p>-0.204719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-1.28167" calcext:value-type="float">
            <text:p>-1.28167</text:p>
          </table:table-cell>
        </table:table-row>
        <table:table-row table:style-name="ro1">
          <table:table-cell office:value-type="float" office:value="4.985" calcext:value-type="float">
            <text:p>4.985</text:p>
          </table:table-cell>
          <table:table-cell office:value-type="float" office:value="0.852757" calcext:value-type="float">
            <text:p>0.852757</text:p>
          </table:table-cell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-0.341797" calcext:value-type="float">
            <text:p>-0.341797</text:p>
          </table:table-cell>
        </table:table-row>
        <table:table-row table:style-name="ro1">
          <table:table-cell office:value-type="float" office:value="4.995" calcext:value-type="float">
            <text:p>4.995</text:p>
          </table:table-cell>
          <table:table-cell office:value-type="float" office:value="-0.109542" calcext:value-type="float">
            <text:p>-0.1095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233939" calcext:value-type="float">
            <text:p>-0.233939</text:p>
          </table:table-cell>
        </table:table-row>
        <table:table-row table:style-name="ro1">
          <table:table-cell office:value-type="float" office:value="5.005" calcext:value-type="float">
            <text:p>5.005</text:p>
          </table:table-cell>
          <table:table-cell office:value-type="float" office:value="-0.23944" calcext:value-type="float">
            <text:p>-0.23944</text:p>
          </table:table-cell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-1.31633" calcext:value-type="float">
            <text:p>-1.31633</text:p>
          </table:table-cell>
        </table:table-row>
        <table:table-row table:style-name="ro1">
          <table:table-cell office:value-type="float" office:value="5.015" calcext:value-type="float">
            <text:p>5.015</text:p>
          </table:table-cell>
          <table:table-cell office:value-type="float" office:value="0.818156" calcext:value-type="float">
            <text:p>0.818156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-0.257297" calcext:value-type="float">
            <text:p>-0.257297</text:p>
          </table:table-cell>
        </table:table-row>
        <table:table-row table:style-name="ro1">
          <table:table-cell office:value-type="float" office:value="5.025" calcext:value-type="float">
            <text:p>5.025</text:p>
          </table:table-cell>
          <table:table-cell office:value-type="float" office:value="0.689584" calcext:value-type="float">
            <text:p>0.689584</text:p>
          </table:table-cell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-1.21806" calcext:value-type="float">
            <text:p>-1.21806</text:p>
          </table:table-cell>
        </table:table-row>
        <table:table-row table:style-name="ro1">
          <table:table-cell office:value-type="float" office:value="5.035" calcext:value-type="float">
            <text:p>5.035</text:p>
          </table:table-cell>
          <table:table-cell office:value-type="float" office:value="-1.34379" calcext:value-type="float">
            <text:p>-1.34379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.86212" calcext:value-type="float">
            <text:p>1.86212</text:p>
          </table:table-cell>
        </table:table-row>
        <table:table-row table:style-name="ro1">
          <table:table-cell office:value-type="float" office:value="5.045" calcext:value-type="float">
            <text:p>5.045</text:p>
          </table:table-cell>
          <table:table-cell office:value-type="float" office:value="-1.35325" calcext:value-type="float">
            <text:p>-1.35325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-1.36005" calcext:value-type="float">
            <text:p>-1.36005</text:p>
          </table:table-cell>
        </table:table-row>
        <table:table-row table:style-name="ro1">
          <table:table-cell office:value-type="float" office:value="5.055" calcext:value-type="float">
            <text:p>5.055</text:p>
          </table:table-cell>
          <table:table-cell office:value-type="float" office:value="0.655468" calcext:value-type="float">
            <text:p>0.655468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0.889238" calcext:value-type="float">
            <text:p>0.889238</text:p>
          </table:table-cell>
        </table:table-row>
        <table:table-row table:style-name="ro1">
          <table:table-cell office:value-type="float" office:value="5.065" calcext:value-type="float">
            <text:p>5.065</text:p>
          </table:table-cell>
          <table:table-cell office:value-type="float" office:value="-2.44635" calcext:value-type="float">
            <text:p>-2.44635</text:p>
          </table:table-cell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0.758224" calcext:value-type="float">
            <text:p>0.758224</text:p>
          </table:table-cell>
        </table:table-row>
        <table:table-row table:style-name="ro1">
          <table:table-cell office:value-type="float" office:value="5.075" calcext:value-type="float">
            <text:p>5.075</text:p>
          </table:table-cell>
          <table:table-cell office:value-type="float" office:value="-0.317112" calcext:value-type="float">
            <text:p>-0.317112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-0.322454" calcext:value-type="float">
            <text:p>-0.322454</text:p>
          </table:table-cell>
        </table:table-row>
        <table:table-row table:style-name="ro1">
          <table:table-cell office:value-type="float" office:value="5.085" calcext:value-type="float">
            <text:p>5.085</text:p>
          </table:table-cell>
          <table:table-cell office:value-type="float" office:value="-0.446824" calcext:value-type="float">
            <text:p>-0.446824</text:p>
          </table:table-cell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-0.214368" calcext:value-type="float">
            <text:p>-0.214368</text:p>
          </table:table-cell>
        </table:table-row>
        <table:table-row table:style-name="ro1">
          <table:table-cell office:value-type="float" office:value="5.095" calcext:value-type="float">
            <text:p>5.095</text:p>
          </table:table-cell>
          <table:table-cell office:value-type="float" office:value="-0.33856" calcext:value-type="float">
            <text:p>-0.33856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-0.343853" calcext:value-type="float">
            <text:p>-0.343853</text:p>
          </table:table-cell>
        </table:table-row>
        <table:table-row table:style-name="ro1">
          <table:table-cell office:value-type="float" office:value="5.105" calcext:value-type="float">
            <text:p>5.105</text:p>
          </table:table-cell>
          <table:table-cell office:value-type="float" office:value="-0.349133" calcext:value-type="float">
            <text:p>-0.349133</text:p>
          </table:table-cell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-0.354399" calcext:value-type="float">
            <text:p>-0.354399</text:p>
          </table:table-cell>
        </table:table-row>
        <table:table-row table:style-name="ro1">
          <table:table-cell office:value-type="float" office:value="5.115" calcext:value-type="float">
            <text:p>5.115</text:p>
          </table:table-cell>
          <table:table-cell office:value-type="float" office:value="-0.47869" calcext:value-type="float">
            <text:p>-0.47869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0.825171" calcext:value-type="float">
            <text:p>0.825171</text:p>
          </table:table-cell>
        </table:table-row>
        <table:table-row table:style-name="ro1">
          <table:table-cell office:value-type="float" office:value="5.125" calcext:value-type="float">
            <text:p>5.125</text:p>
          </table:table-cell>
          <table:table-cell office:value-type="float" office:value="-1.43891" calcext:value-type="float">
            <text:p>-1.43891</text:p>
          </table:table-cell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-1.44546" calcext:value-type="float">
            <text:p>-1.44546</text:p>
          </table:table-cell>
        </table:table-row>
        <table:table-row table:style-name="ro1">
          <table:table-cell office:value-type="float" office:value="5.135" calcext:value-type="float">
            <text:p>5.135</text:p>
          </table:table-cell>
          <table:table-cell office:value-type="float" office:value="0.689302" calcext:value-type="float">
            <text:p>0.689302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-0.385864" calcext:value-type="float">
            <text:p>-0.385864</text:p>
          </table:table-cell>
        </table:table-row>
        <table:table-row table:style-name="ro1">
          <table:table-cell office:value-type="float" office:value="5.145" calcext:value-type="float">
            <text:p>5.145</text:p>
          </table:table-cell>
          <table:table-cell office:value-type="float" office:value="-0.510068" calcext:value-type="float">
            <text:p>-0.510068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-0.277449" calcext:value-type="float">
            <text:p>-0.277449</text:p>
          </table:table-cell>
        </table:table-row>
        <table:table-row table:style-name="ro1">
          <table:table-cell office:value-type="float" office:value="5.155" calcext:value-type="float">
            <text:p>5.155</text:p>
          </table:table-cell>
          <table:table-cell office:value-type="float" office:value="-0.401476" calcext:value-type="float">
            <text:p>-0.401476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-1.4779" calcext:value-type="float">
            <text:p>-1.4779</text:p>
          </table:table-cell>
        </table:table-row>
        <table:table-row table:style-name="ro1">
          <table:table-cell office:value-type="float" office:value="5.165" calcext:value-type="float">
            <text:p>5.165</text:p>
          </table:table-cell>
          <table:table-cell office:value-type="float" office:value="0.656959" calcext:value-type="float">
            <text:p>0.656959</text:p>
          </table:table-cell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-0.418112" calcext:value-type="float">
            <text:p>-0.418112</text:p>
          </table:table-cell>
        </table:table-row>
        <table:table-row table:style-name="ro1">
          <table:table-cell office:value-type="float" office:value="5.175" calcext:value-type="float">
            <text:p>5.175</text:p>
          </table:table-cell>
          <table:table-cell office:value-type="float" office:value="-0.423187" calcext:value-type="float">
            <text:p>-0.423187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-0.428246" calcext:value-type="float">
            <text:p>-0.428246</text:p>
          </table:table-cell>
        </table:table-row>
        <table:table-row table:style-name="ro1">
          <table:table-cell office:value-type="float" office:value="5.185" calcext:value-type="float">
            <text:p>5.185</text:p>
          </table:table-cell>
          <table:table-cell office:value-type="float" office:value="-0.55232" calcext:value-type="float">
            <text:p>-0.55232</text:p>
          </table:table-cell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-0.319573" calcext:value-type="float">
            <text:p>-0.319573</text:p>
          </table:table-cell>
        </table:table-row>
        <table:table-row table:style-name="ro1">
          <table:table-cell office:value-type="float" office:value="5.195" calcext:value-type="float">
            <text:p>5.195</text:p>
          </table:table-cell>
          <table:table-cell office:value-type="float" office:value="-0.44347" calcext:value-type="float">
            <text:p>-0.44347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-1.51973" calcext:value-type="float">
            <text:p>-1.51973</text:p>
          </table:table-cell>
        </table:table-row>
        <table:table-row table:style-name="ro1">
          <table:table-cell office:value-type="float" office:value="5.205" calcext:value-type="float">
            <text:p>5.205</text:p>
          </table:table-cell>
          <table:table-cell office:value-type="float" office:value="1.68652" calcext:value-type="float">
            <text:p>1.68652</text:p>
          </table:table-cell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-2.59964" calcext:value-type="float">
            <text:p>-2.59964</text:p>
          </table:table-cell>
        </table:table-row>
        <table:table-row table:style-name="ro1">
          <table:table-cell office:value-type="float" office:value="5.215" calcext:value-type="float">
            <text:p>5.215</text:p>
          </table:table-cell>
          <table:table-cell office:value-type="float" office:value="0.60537" calcext:value-type="float">
            <text:p>0.60537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-1.54078" calcext:value-type="float">
            <text:p>-1.54078</text:p>
          </table:table-cell>
        </table:table-row>
        <table:table-row table:style-name="ro1">
          <table:table-cell office:value-type="float" office:value="5.225" calcext:value-type="float">
            <text:p>5.225</text:p>
          </table:table-cell>
          <table:table-cell office:value-type="float" office:value="1.5465" calcext:value-type="float">
            <text:p>1.5465</text:p>
          </table:table-cell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-2.50179" calcext:value-type="float">
            <text:p>-2.50179</text:p>
          </table:table-cell>
        </table:table-row>
        <table:table-row table:style-name="ro1">
          <table:table-cell office:value-type="float" office:value="5.235" calcext:value-type="float">
            <text:p>5.235</text:p>
          </table:table-cell>
          <table:table-cell office:value-type="float" office:value="0.584404" calcext:value-type="float">
            <text:p>0.584404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-1.56165" calcext:value-type="float">
            <text:p>-1.56165</text:p>
          </table:table-cell>
        </table:table-row>
        <table:table-row table:style-name="ro1">
          <table:table-cell office:value-type="float" office:value="5.245" calcext:value-type="float">
            <text:p>5.245</text:p>
          </table:table-cell>
          <table:table-cell office:value-type="float" office:value="0.573495" calcext:value-type="float">
            <text:p>0.573495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-0.501289" calcext:value-type="float">
            <text:p>-0.501289</text:p>
          </table:table-cell>
        </table:table-row>
        <table:table-row table:style-name="ro1">
          <table:table-cell office:value-type="float" office:value="5.255" calcext:value-type="float">
            <text:p>5.255</text:p>
          </table:table-cell>
          <table:table-cell office:value-type="float" office:value="-0.506073" calcext:value-type="float">
            <text:p>-0.506073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-0.510839" calcext:value-type="float">
            <text:p>-0.510839</text:p>
          </table:table-cell>
        </table:table-row>
        <table:table-row table:style-name="ro1">
          <table:table-cell office:value-type="float" office:value="5.265" calcext:value-type="float">
            <text:p>5.265</text:p>
          </table:table-cell>
          <table:table-cell office:value-type="float" office:value="-0.634607" calcext:value-type="float">
            <text:p>-0.634607</text:p>
          </table:table-cell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-0.40156" calcext:value-type="float">
            <text:p>-0.40156</text:p>
          </table:table-cell>
        </table:table-row>
        <table:table-row table:style-name="ro1">
          <table:table-cell office:value-type="float" office:value="5.275" calcext:value-type="float">
            <text:p>5.275</text:p>
          </table:table-cell>
          <table:table-cell office:value-type="float" office:value="-0.525154" calcext:value-type="float">
            <text:p>-0.525154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-1.60103" calcext:value-type="float">
            <text:p>-1.60103</text:p>
          </table:table-cell>
        </table:table-row>
        <table:table-row table:style-name="ro1">
          <table:table-cell office:value-type="float" office:value="5.285" calcext:value-type="float">
            <text:p>5.285</text:p>
          </table:table-cell>
          <table:table-cell office:value-type="float" office:value="0.534274" calcext:value-type="float">
            <text:p>0.534274</text:p>
          </table:table-cell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0.530823" calcext:value-type="float">
            <text:p>0.530823</text:p>
          </table:table-cell>
        </table:table-row>
        <table:table-row table:style-name="ro1">
          <table:table-cell office:value-type="float" office:value="5.295" calcext:value-type="float">
            <text:p>5.295</text:p>
          </table:table-cell>
          <table:table-cell office:value-type="float" office:value="-2.68493" calcext:value-type="float">
            <text:p>-2.68493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401389" calcext:value-type="float">
            <text:p>0.401389</text:p>
          </table:table-cell>
        </table:table-row>
        <table:table-row table:style-name="ro1">
          <table:table-cell office:value-type="float" office:value="5.305" calcext:value-type="float">
            <text:p>5.305</text:p>
          </table:table-cell>
          <table:table-cell office:value-type="float" office:value="-0.4354" calcext:value-type="float">
            <text:p>-0.4354</text:p>
          </table:table-cell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-0.558847" calcext:value-type="float">
            <text:p>-0.558847</text:p>
          </table:table-cell>
        </table:table-row>
        <table:table-row table:style-name="ro1">
          <table:table-cell office:value-type="float" office:value="5.315" calcext:value-type="float">
            <text:p>5.315</text:p>
          </table:table-cell>
          <table:table-cell office:value-type="float" office:value="-0.563387" calcext:value-type="float">
            <text:p>-0.563387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-0.567906" calcext:value-type="float">
            <text:p>-0.567906</text:p>
          </table:table-cell>
        </table:table-row>
        <table:table-row table:style-name="ro1">
          <table:table-cell office:value-type="float" office:value="5.325" calcext:value-type="float">
            <text:p>5.325</text:p>
          </table:table-cell>
          <table:table-cell office:value-type="float" office:value="-0.572403" calcext:value-type="float">
            <text:p>-0.572403</text:p>
          </table:table-cell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-1.64801" calcext:value-type="float">
            <text:p>-1.64801</text:p>
          </table:table-cell>
        </table:table-row>
        <table:table-row table:style-name="ro1">
          <table:table-cell office:value-type="float" office:value="5.335" calcext:value-type="float">
            <text:p>5.335</text:p>
          </table:table-cell>
          <table:table-cell office:value-type="float" office:value="1.43962" calcext:value-type="float">
            <text:p>1.43962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-1.53699" calcext:value-type="float">
            <text:p>-1.53699</text:p>
          </table:table-cell>
        </table:table-row>
        <table:table-row table:style-name="ro1">
          <table:table-cell office:value-type="float" office:value="5.345" calcext:value-type="float">
            <text:p>5.345</text:p>
          </table:table-cell>
          <table:table-cell office:value-type="float" office:value="-0.590303" calcext:value-type="float">
            <text:p>-0.590303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-0.594691" calcext:value-type="float">
            <text:p>-0.594691</text:p>
          </table:table-cell>
        </table:table-row>
        <table:table-row table:style-name="ro1">
          <table:table-cell office:value-type="float" office:value="5.355" calcext:value-type="float">
            <text:p>5.355</text:p>
          </table:table-cell>
          <table:table-cell office:value-type="float" office:value="-0.599057" calcext:value-type="float">
            <text:p>-0.599057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-0.722412" calcext:value-type="float">
            <text:p>-0.722412</text:p>
          </table:table-cell>
        </table:table-row>
        <table:table-row table:style-name="ro1">
          <table:table-cell office:value-type="float" office:value="5.365" calcext:value-type="float">
            <text:p>5.365</text:p>
          </table:table-cell>
          <table:table-cell office:value-type="float" office:value="-1.56005" calcext:value-type="float">
            <text:p>-1.56005</text:p>
          </table:table-cell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1.52782" calcext:value-type="float">
            <text:p>1.52782</text:p>
          </table:table-cell>
        </table:table-row>
        <table:table-row table:style-name="ro1">
          <table:table-cell office:value-type="float" office:value="5.375" calcext:value-type="float">
            <text:p>5.375</text:p>
          </table:table-cell>
          <table:table-cell office:value-type="float" office:value="-2.75748" calcext:value-type="float">
            <text:p>-2.75748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1.51929" calcext:value-type="float">
            <text:p>1.51929</text:p>
          </table:table-cell>
        </table:table-row>
        <table:table-row table:style-name="ro1">
          <table:table-cell office:value-type="float" office:value="5.385" calcext:value-type="float">
            <text:p>5.385</text:p>
          </table:table-cell>
          <table:table-cell office:value-type="float" office:value="-1.69488" calcext:value-type="float">
            <text:p>-1.69488</text:p>
          </table:table-cell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-0.748112" calcext:value-type="float">
            <text:p>-0.748112</text:p>
          </table:table-cell>
        </table:table-row>
        <table:table-row table:style-name="ro1">
          <table:table-cell office:value-type="float" office:value="5.395" calcext:value-type="float">
            <text:p>5.395</text:p>
          </table:table-cell>
          <table:table-cell office:value-type="float" office:value="-0.51452" calcext:value-type="float">
            <text:p>-0.51452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-0.637564" calcext:value-type="float">
            <text:p>-0.637564</text:p>
          </table:table-cell>
        </table:table-row>
        <table:table-row table:style-name="ro1">
          <table:table-cell office:value-type="float" office:value="5.405" calcext:value-type="float">
            <text:p>5.405</text:p>
          </table:table-cell>
          <table:table-cell office:value-type="float" office:value="-0.641698" calcext:value-type="float">
            <text:p>-0.641698</text:p>
          </table:table-cell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0.425228" calcext:value-type="float">
            <text:p>0.425228</text:p>
          </table:table-cell>
        </table:table-row>
        <table:table-row table:style-name="ro1">
          <table:table-cell office:value-type="float" office:value="5.415" calcext:value-type="float">
            <text:p>5.415</text:p>
          </table:table-cell>
          <table:table-cell office:value-type="float" office:value="-1.83783" calcext:value-type="float">
            <text:p>-1.83783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-0.534143" calcext:value-type="float">
            <text:p>-0.534143</text:p>
          </table:table-cell>
        </table:table-row>
        <table:table-row table:style-name="ro1">
          <table:table-cell office:value-type="float" office:value="5.425" calcext:value-type="float">
            <text:p>5.425</text:p>
          </table:table-cell>
          <table:table-cell office:value-type="float" office:value="-0.657073" calcext:value-type="float">
            <text:p>-0.657073</text:p>
          </table:table-cell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-1.7321" calcext:value-type="float">
            <text:p>-1.7321</text:p>
          </table:table-cell>
        </table:table-row>
        <table:table-row table:style-name="ro1">
          <table:table-cell office:value-type="float" office:value="5.435" calcext:value-type="float">
            <text:p>5.435</text:p>
          </table:table-cell>
          <table:table-cell office:value-type="float" office:value="1.47488" calcext:value-type="float">
            <text:p>1.47488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-1.73904" calcext:value-type="float">
            <text:p>-1.73904</text:p>
          </table:table-cell>
        </table:table-row>
        <table:table-row table:style-name="ro1">
          <table:table-cell office:value-type="float" office:value="5.445" calcext:value-type="float">
            <text:p>5.445</text:p>
          </table:table-cell>
          <table:table-cell office:value-type="float" office:value="-0.791997" calcext:value-type="float">
            <text:p>-0.791997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-0.558141" calcext:value-type="float">
            <text:p>-0.558141</text:p>
          </table:table-cell>
        </table:table-row>
        <table:table-row table:style-name="ro1">
          <table:table-cell office:value-type="float" office:value="5.455" calcext:value-type="float">
            <text:p>5.455</text:p>
          </table:table-cell>
          <table:table-cell office:value-type="float" office:value="-1.7519" calcext:value-type="float">
            <text:p>-1.7519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0.384203" calcext:value-type="float">
            <text:p>0.384203</text:p>
          </table:table-cell>
        </table:table-row>
        <table:table-row table:style-name="ro1">
          <table:table-cell office:value-type="float" office:value="5.465" calcext:value-type="float">
            <text:p>5.465</text:p>
          </table:table-cell>
          <table:table-cell office:value-type="float" office:value="-0.689614" calcext:value-type="float">
            <text:p>-0.689614</text:p>
          </table:table-cell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1.3295" calcext:value-type="float">
            <text:p>1.3295</text:p>
          </table:table-cell>
        </table:table-row>
        <table:table-row table:style-name="ro1">
          <table:table-cell office:value-type="float" office:value="5.475" calcext:value-type="float">
            <text:p>5.475</text:p>
          </table:table-cell>
          <table:table-cell office:value-type="float" office:value="-3.7874" calcext:value-type="float">
            <text:p>-3.7874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-0.701072" calcext:value-type="float">
            <text:p>-0.701072</text:p>
          </table:table-cell>
        </table:table-row>
        <table:table-row table:style-name="ro1">
          <table:table-cell office:value-type="float" office:value="5.485" calcext:value-type="float">
            <text:p>5.485</text:p>
          </table:table-cell>
          <table:table-cell office:value-type="float" office:value="1.43612" calcext:value-type="float">
            <text:p>1.43612</text:p>
          </table:table-cell>
        </table:table-row>
        <table:table-row table:style-name="ro1">
          <table:table-cell office:value-type="float" office:value="5.49" calcext:value-type="float">
            <text:p>5.49</text:p>
          </table:table-cell>
          <table:table-cell office:value-type="float" office:value="-2.84847" calcext:value-type="float">
            <text:p>-2.84847</text:p>
          </table:table-cell>
        </table:table-row>
        <table:table-row table:style-name="ro1">
          <table:table-cell office:value-type="float" office:value="5.495" calcext:value-type="float">
            <text:p>5.495</text:p>
          </table:table-cell>
          <table:table-cell office:value-type="float" office:value="1.42872" calcext:value-type="float">
            <text:p>1.4287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-2.8558" calcext:value-type="float">
            <text:p>-2.8558</text:p>
          </table:table-cell>
        </table:table-row>
        <table:table-row table:style-name="ro1">
          <table:table-cell office:value-type="float" office:value="5.505" calcext:value-type="float">
            <text:p>5.505</text:p>
          </table:table-cell>
          <table:table-cell office:value-type="float" office:value="1.30244" calcext:value-type="float">
            <text:p>1.30244</text:p>
          </table:table-cell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-1.67333" calcext:value-type="float">
            <text:p>-1.67333</text:p>
          </table:table-cell>
        </table:table-row>
        <table:table-row table:style-name="ro1">
          <table:table-cell office:value-type="float" office:value="5.515" calcext:value-type="float">
            <text:p>5.515</text:p>
          </table:table-cell>
          <table:table-cell office:value-type="float" office:value="-0.725816" calcext:value-type="float">
            <text:p>-0.725816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-5.96481" calcext:value-type="float">
            <text:p>-5.96481</text:p>
          </table:table-cell>
        </table:table-row>
        <table:table-row table:style-name="ro1">
          <table:table-cell office:value-type="float" office:value="5.525" calcext:value-type="float">
            <text:p>5.525</text:p>
          </table:table-cell>
          <table:table-cell office:value-type="float" office:value="0.329242" calcext:value-type="float">
            <text:p>0.329242</text:p>
          </table:table-cell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0.204292" calcext:value-type="float">
            <text:p>0.204292</text:p>
          </table:table-cell>
        </table:table-row>
        <table:table-row table:style-name="ro1">
          <table:table-cell office:value-type="float" office:value="5.535" calcext:value-type="float">
            <text:p>5.535</text:p>
          </table:table-cell>
          <table:table-cell office:value-type="float" office:value="-1.70464" calcext:value-type="float">
            <text:p>-1.70464</text:p>
          </table:table-cell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-2.90182" calcext:value-type="float">
            <text:p>-2.90182</text:p>
          </table:table-cell>
        </table:table-row>
        <table:table-row table:style-name="ro1">
          <table:table-cell office:value-type="float" office:value="5.545" calcext:value-type="float">
            <text:p>5.545</text:p>
          </table:table-cell>
          <table:table-cell office:value-type="float" office:value="3.39426" calcext:value-type="float">
            <text:p>3.39426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-2.79425" calcext:value-type="float">
            <text:p>-2.79425</text:p>
          </table:table-cell>
        </table:table-row>
        <table:table-row table:style-name="ro1">
          <table:table-cell office:value-type="float" office:value="5.555" calcext:value-type="float">
            <text:p>5.555</text:p>
          </table:table-cell>
          <table:table-cell office:value-type="float" office:value="-0.898432" calcext:value-type="float">
            <text:p>-0.898432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-0.666823" calcext:value-type="float">
            <text:p>-0.666823</text:p>
          </table:table-cell>
        </table:table-row>
        <table:table-row table:style-name="ro1">
          <table:table-cell office:value-type="float" office:value="5.565" calcext:value-type="float">
            <text:p>5.565</text:p>
          </table:table-cell>
          <table:table-cell office:value-type="float" office:value="-0.791757" calcext:value-type="float">
            <text:p>-0.791757</text:p>
          </table:table-cell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-0.916657" calcext:value-type="float">
            <text:p>-0.916657</text:p>
          </table:table-cell>
        </table:table-row>
        <table:table-row table:style-name="ro1">
          <table:table-cell office:value-type="float" office:value="5.575" calcext:value-type="float">
            <text:p>5.575</text:p>
          </table:table-cell>
          <table:table-cell office:value-type="float" office:value="3.47924" calcext:value-type="float">
            <text:p>3.47924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-7.1089" calcext:value-type="float">
            <text:p>-7.1089</text:p>
          </table:table-cell>
        </table:table-row>
        <table:table-row table:style-name="ro1">
          <table:table-cell office:value-type="float" office:value="5.585" calcext:value-type="float">
            <text:p>5.585</text:p>
          </table:table-cell>
          <table:table-cell office:value-type="float" office:value="3.46786" calcext:value-type="float">
            <text:p>3.46786</text:p>
          </table:table-cell>
        </table:table-row>
        <table:table-row table:style-name="ro1">
          <table:table-cell office:value-type="float" office:value="5.59" calcext:value-type="float">
            <text:p>5.59</text:p>
          </table:table-cell>
          <table:table-cell office:value-type="float" office:value="-3.0765" calcext:value-type="float">
            <text:p>-3.0765</text:p>
          </table:table-cell>
        </table:table-row>
        <table:table-row table:style-name="ro1">
          <table:table-cell office:value-type="float" office:value="5.595" calcext:value-type="float">
            <text:p>5.595</text:p>
          </table:table-cell>
          <table:table-cell office:value-type="float" office:value="3.45957" calcext:value-type="float">
            <text:p>3.4595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-4.98672" calcext:value-type="float">
            <text:p>-4.98672</text:p>
          </table:table-cell>
        </table:table-row>
        <table:table-row table:style-name="ro1">
          <table:table-cell office:value-type="float" office:value="5.605" calcext:value-type="float">
            <text:p>5.605</text:p>
          </table:table-cell>
          <table:table-cell office:value-type="float" office:value="-2.97216" calcext:value-type="float">
            <text:p>-2.97216</text:p>
          </table:table-cell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3.32502" calcext:value-type="float">
            <text:p>3.32502</text:p>
          </table:table-cell>
        </table:table-row>
        <table:table-row table:style-name="ro1">
          <table:table-cell office:value-type="float" office:value="5.615" calcext:value-type="float">
            <text:p>5.615</text:p>
          </table:table-cell>
          <table:table-cell office:value-type="float" office:value="-1.79144" calcext:value-type="float">
            <text:p>-1.79144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-2.03412" calcext:value-type="float">
            <text:p>-2.03412</text:p>
          </table:table-cell>
        </table:table-row>
        <table:table-row table:style-name="ro1">
          <table:table-cell office:value-type="float" office:value="5.625" calcext:value-type="float">
            <text:p>5.625</text:p>
          </table:table-cell>
          <table:table-cell office:value-type="float" office:value="-0.731072" calcext:value-type="float">
            <text:p>-0.731072</text:p>
          </table:table-cell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-1.9251" calcext:value-type="float">
            <text:p>-1.9251</text:p>
          </table:table-cell>
        </table:table-row>
        <table:table-row table:style-name="ro1">
          <table:table-cell office:value-type="float" office:value="5.635" calcext:value-type="float">
            <text:p>5.635</text:p>
          </table:table-cell>
          <table:table-cell office:value-type="float" office:value="0.210419" calcext:value-type="float">
            <text:p>0.210419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-0.982821" calcext:value-type="float">
            <text:p>-0.982821</text:p>
          </table:table-cell>
        </table:table-row>
        <table:table-row table:style-name="ro1">
          <table:table-cell office:value-type="float" office:value="5.645" calcext:value-type="float">
            <text:p>5.645</text:p>
          </table:table-cell>
          <table:table-cell office:value-type="float" office:value="-0.749228" calcext:value-type="float">
            <text:p>-0.749228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1.14988" calcext:value-type="float">
            <text:p>1.14988</text:p>
          </table:table-cell>
        </table:table-row>
        <table:table-row table:style-name="ro1">
          <table:table-cell office:value-type="float" office:value="5.655" calcext:value-type="float">
            <text:p>5.655</text:p>
          </table:table-cell>
          <table:table-cell office:value-type="float" office:value="1.26678" calcext:value-type="float">
            <text:p>1.26678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-0.875147" calcext:value-type="float">
            <text:p>-0.875147</text:p>
          </table:table-cell>
        </table:table-row>
        <table:table-row table:style-name="ro1">
          <table:table-cell office:value-type="float" office:value="5.665" calcext:value-type="float">
            <text:p>5.665</text:p>
          </table:table-cell>
          <table:table-cell office:value-type="float" office:value="-0.877074" calcext:value-type="float">
            <text:p>-0.877074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0.072556" calcext:value-type="float">
            <text:p>0.072556</text:p>
          </table:table-cell>
        </table:table-row>
        <table:table-row table:style-name="ro1">
          <table:table-cell office:value-type="float" office:value="5.675" calcext:value-type="float">
            <text:p>5.675</text:p>
          </table:table-cell>
          <table:table-cell office:value-type="float" office:value="-2.90196" calcext:value-type="float">
            <text:p>-2.90196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0.18727" calcext:value-type="float">
            <text:p>0.18727</text:p>
          </table:table-cell>
        </table:table-row>
        <table:table-row table:style-name="ro1">
          <table:table-cell office:value-type="float" office:value="5.685" calcext:value-type="float">
            <text:p>5.685</text:p>
          </table:table-cell>
          <table:table-cell office:value-type="float" office:value="1.25638" calcext:value-type="float">
            <text:p>1.25638</text:p>
          </table:table-cell>
        </table:table-row>
        <table:table-row table:style-name="ro1">
          <table:table-cell office:value-type="float" office:value="5.69" calcext:value-type="float">
            <text:p>5.69</text:p>
          </table:table-cell>
          <table:table-cell office:value-type="float" office:value="-5.16619" calcext:value-type="float">
            <text:p>-5.16619</text:p>
          </table:table-cell>
        </table:table-row>
        <table:table-row table:style-name="ro1">
          <table:table-cell office:value-type="float" office:value="5.695" calcext:value-type="float">
            <text:p>5.695</text:p>
          </table:table-cell>
          <table:table-cell office:value-type="float" office:value="1.25197" calcext:value-type="float">
            <text:p>1.2519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.1322" calcext:value-type="float">
            <text:p>1.1322</text:p>
          </table:table-cell>
        </table:table-row>
        <table:table-row table:style-name="ro1">
          <table:table-cell office:value-type="float" office:value="5.705" calcext:value-type="float">
            <text:p>5.705</text:p>
          </table:table-cell>
          <table:table-cell office:value-type="float" office:value="-5.05244" calcext:value-type="float">
            <text:p>-5.05244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3.38773" calcext:value-type="float">
            <text:p>3.38773</text:p>
          </table:table-cell>
        </table:table-row>
        <table:table-row table:style-name="ro1">
          <table:table-cell office:value-type="float" office:value="5.715" calcext:value-type="float">
            <text:p>5.715</text:p>
          </table:table-cell>
          <table:table-cell office:value-type="float" office:value="-3.03377" calcext:value-type="float">
            <text:p>-3.03377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-1.01432" calcext:value-type="float">
            <text:p>-1.01432</text:p>
          </table:table-cell>
        </table:table-row>
        <table:table-row table:style-name="ro1">
          <table:table-cell office:value-type="float" office:value="5.725" calcext:value-type="float">
            <text:p>5.725</text:p>
          </table:table-cell>
          <table:table-cell office:value-type="float" office:value="-0.778091" calcext:value-type="float">
            <text:p>-0.778091</text:p>
          </table:table-cell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-0.898489" calcext:value-type="float">
            <text:p>-0.898489</text:p>
          </table:table-cell>
        </table:table-row>
        <table:table-row table:style-name="ro1">
          <table:table-cell office:value-type="float" office:value="5.735" calcext:value-type="float">
            <text:p>5.735</text:p>
          </table:table-cell>
          <table:table-cell office:value-type="float" office:value="-0.899967" calcext:value-type="float">
            <text:p>-0.899967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-0.901411" calcext:value-type="float">
            <text:p>-0.901411</text:p>
          </table:table-cell>
        </table:table-row>
        <table:table-row table:style-name="ro1">
          <table:table-cell office:value-type="float" office:value="5.745" calcext:value-type="float">
            <text:p>5.745</text:p>
          </table:table-cell>
          <table:table-cell office:value-type="float" office:value="-0.902821" calcext:value-type="float">
            <text:p>-0.902821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-1.02312" calcext:value-type="float">
            <text:p>-1.02312</text:p>
          </table:table-cell>
        </table:table-row>
        <table:table-row table:style-name="ro1">
          <table:table-cell office:value-type="float" office:value="5.755" calcext:value-type="float">
            <text:p>5.755</text:p>
          </table:table-cell>
          <table:table-cell office:value-type="float" office:value="-0.786691" calcext:value-type="float">
            <text:p>-0.786691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-0.906886" calcext:value-type="float">
            <text:p>-0.906886</text:p>
          </table:table-cell>
        </table:table-row>
        <table:table-row table:style-name="ro1">
          <table:table-cell office:value-type="float" office:value="5.765" calcext:value-type="float">
            <text:p>5.765</text:p>
          </table:table-cell>
          <table:table-cell office:value-type="float" office:value="-0.908161" calcext:value-type="float">
            <text:p>-0.908161</text:p>
          </table:table-cell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-0.909401" calcext:value-type="float">
            <text:p>-0.909401</text:p>
          </table:table-cell>
        </table:table-row>
        <table:table-row table:style-name="ro1">
          <table:table-cell office:value-type="float" office:value="5.775" calcext:value-type="float">
            <text:p>5.775</text:p>
          </table:table-cell>
          <table:table-cell office:value-type="float" office:value="-1.98089" calcext:value-type="float">
            <text:p>-1.98089</text:p>
          </table:table-cell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1.10926" calcext:value-type="float">
            <text:p>1.10926</text:p>
          </table:table-cell>
        </table:table-row>
        <table:table-row table:style-name="ro1">
          <table:table-cell office:value-type="float" office:value="5.785" calcext:value-type="float">
            <text:p>5.785</text:p>
          </table:table-cell>
          <table:table-cell office:value-type="float" office:value="-2.93431" calcext:value-type="float">
            <text:p>-2.93431</text:p>
          </table:table-cell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0.155649" calcext:value-type="float">
            <text:p>0.155649</text:p>
          </table:table-cell>
        </table:table-row>
        <table:table-row table:style-name="ro1">
          <table:table-cell office:value-type="float" office:value="5.795" calcext:value-type="float">
            <text:p>5.795</text:p>
          </table:table-cell>
          <table:table-cell office:value-type="float" office:value="-0.915393" calcext:value-type="float">
            <text:p>-0.91539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153823" calcext:value-type="float">
            <text:p>0.153823</text:p>
          </table:table-cell>
        </table:table-row>
        <table:table-row table:style-name="ro1">
          <table:table-cell office:value-type="float" office:value="5.805" calcext:value-type="float">
            <text:p>5.805</text:p>
          </table:table-cell>
          <table:table-cell office:value-type="float" office:value="-1.98714" calcext:value-type="float">
            <text:p>-1.98714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-1.03704" calcext:value-type="float">
            <text:p>-1.03704</text:p>
          </table:table-cell>
        </table:table-row>
        <table:table-row table:style-name="ro1">
          <table:table-cell office:value-type="float" office:value="5.815" calcext:value-type="float">
            <text:p>5.815</text:p>
          </table:table-cell>
          <table:table-cell office:value-type="float" office:value="-0.800198" calcext:value-type="float">
            <text:p>-0.800198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-2.94148" calcext:value-type="float">
            <text:p>-2.94148</text:p>
          </table:table-cell>
        </table:table-row>
        <table:table-row table:style-name="ro1">
          <table:table-cell office:value-type="float" office:value="5.825" calcext:value-type="float">
            <text:p>5.825</text:p>
          </table:table-cell>
          <table:table-cell office:value-type="float" office:value="-3.18094" calcext:value-type="float">
            <text:p>-3.18094</text:p>
          </table:table-cell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-1.87488" calcext:value-type="float">
            <text:p>-1.87488</text:p>
          </table:table-cell>
        </table:table-row>
        <table:table-row table:style-name="ro1">
          <table:table-cell office:value-type="float" office:value="5.835" calcext:value-type="float">
            <text:p>5.835</text:p>
          </table:table-cell>
          <table:table-cell office:value-type="float" office:value="0.144829" calcext:value-type="float">
            <text:p>0.144829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1.09498" calcext:value-type="float">
            <text:p>1.09498</text:p>
          </table:table-cell>
        </table:table-row>
        <table:table-row table:style-name="ro1">
          <table:table-cell office:value-type="float" office:value="5.845" calcext:value-type="float">
            <text:p>5.845</text:p>
          </table:table-cell>
          <table:table-cell office:value-type="float" office:value="-5.08852" calcext:value-type="float">
            <text:p>-5.08852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1.21154" calcext:value-type="float">
            <text:p>1.21154</text:p>
          </table:table-cell>
        </table:table-row>
        <table:table-row table:style-name="ro1">
          <table:table-cell office:value-type="float" office:value="5.855" calcext:value-type="float">
            <text:p>5.855</text:p>
          </table:table-cell>
          <table:table-cell office:value-type="float" office:value="-1.04813" calcext:value-type="float">
            <text:p>-1.04813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-0.811022" calcext:value-type="float">
            <text:p>-0.811022</text:p>
          </table:table-cell>
        </table:table-row>
        <table:table-row table:style-name="ro1">
          <table:table-cell office:value-type="float" office:value="5.865" calcext:value-type="float">
            <text:p>5.865</text:p>
          </table:table-cell>
          <table:table-cell office:value-type="float" office:value="1.09075" calcext:value-type="float">
            <text:p>1.09075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0.139378" calcext:value-type="float">
            <text:p>0.139378</text:p>
          </table:table-cell>
        </table:table-row>
        <table:table-row table:style-name="ro1">
          <table:table-cell office:value-type="float" office:value="5.875" calcext:value-type="float">
            <text:p>5.875</text:p>
          </table:table-cell>
          <table:table-cell office:value-type="float" office:value="1.20922" calcext:value-type="float">
            <text:p>1.20922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-3.0709" calcext:value-type="float">
            <text:p>-3.0709</text:p>
          </table:table-cell>
        </table:table-row>
        <table:table-row table:style-name="ro1">
          <table:table-cell office:value-type="float" office:value="5.885" calcext:value-type="float">
            <text:p>5.885</text:p>
          </table:table-cell>
          <table:table-cell office:value-type="float" office:value="7.39125" calcext:value-type="float">
            <text:p>7.39125</text:p>
          </table:table-cell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-0.811811" calcext:value-type="float">
            <text:p>-0.811811</text:p>
          </table:table-cell>
        </table:table-row>
        <table:table-row table:style-name="ro1">
          <table:table-cell office:value-type="float" office:value="5.895" calcext:value-type="float">
            <text:p>5.895</text:p>
          </table:table-cell>
          <table:table-cell office:value-type="float" office:value="0.0206" calcext:value-type="float">
            <text:p>0.0206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-0.930257" calcext:value-type="float">
            <text:p>-0.930257</text:p>
          </table:table-cell>
        </table:table-row>
        <table:table-row table:style-name="ro1">
          <table:table-cell office:value-type="float" office:value="5.905" calcext:value-type="float">
            <text:p>5.905</text:p>
          </table:table-cell>
          <table:table-cell office:value-type="float" office:value="0.140073" calcext:value-type="float">
            <text:p>0.140073</text:p>
          </table:table-cell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-3.06964" calcext:value-type="float">
            <text:p>-3.06964</text:p>
          </table:table-cell>
        </table:table-row>
        <table:table-row table:style-name="ro1">
          <table:table-cell office:value-type="float" office:value="5.915" calcext:value-type="float">
            <text:p>5.915</text:p>
          </table:table-cell>
          <table:table-cell office:value-type="float" office:value="0.259543" calcext:value-type="float">
            <text:p>0.259543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0.0222494" calcext:value-type="float">
            <text:p>0.0222494</text:p>
          </table:table-cell>
        </table:table-row>
        <table:table-row table:style-name="ro1">
          <table:table-cell office:value-type="float" office:value="5.925" calcext:value-type="float">
            <text:p>5.925</text:p>
          </table:table-cell>
          <table:table-cell office:value-type="float" office:value="-1.99841" calcext:value-type="float">
            <text:p>-1.99841</text:p>
          </table:table-cell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-1.99807" calcext:value-type="float">
            <text:p>-1.99807</text:p>
          </table:table-cell>
        </table:table-row>
        <table:table-row table:style-name="ro1">
          <table:table-cell office:value-type="float" office:value="5.935" calcext:value-type="float">
            <text:p>5.935</text:p>
          </table:table-cell>
          <table:table-cell office:value-type="float" office:value="-1.87894" calcext:value-type="float">
            <text:p>-1.87894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3.11506" calcext:value-type="float">
            <text:p>3.11506</text:p>
          </table:table-cell>
        </table:table-row>
        <table:table-row table:style-name="ro1">
          <table:table-cell office:value-type="float" office:value="5.945" calcext:value-type="float">
            <text:p>5.945</text:p>
          </table:table-cell>
          <table:table-cell office:value-type="float" office:value="-4.96896" calcext:value-type="float">
            <text:p>-4.96896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0.024701" calcext:value-type="float">
            <text:p>0.024701</text:p>
          </table:table-cell>
        </table:table-row>
        <table:table-row table:style-name="ro1">
          <table:table-cell office:value-type="float" office:value="5.955" calcext:value-type="float">
            <text:p>5.955</text:p>
          </table:table-cell>
          <table:table-cell office:value-type="float" office:value="0.263086" calcext:value-type="float">
            <text:p>0.263086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0.0261097" calcext:value-type="float">
            <text:p>0.0261097</text:p>
          </table:table-cell>
        </table:table-row>
        <table:table-row table:style-name="ro1">
          <table:table-cell office:value-type="float" office:value="5.965" calcext:value-type="float">
            <text:p>5.965</text:p>
          </table:table-cell>
          <table:table-cell office:value-type="float" office:value="-1.04304" calcext:value-type="float">
            <text:p>-1.04304</text:p>
          </table:table-cell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-1.75562" calcext:value-type="float">
            <text:p>-1.75562</text:p>
          </table:table-cell>
        </table:table-row>
        <table:table-row table:style-name="ro1">
          <table:table-cell office:value-type="float" office:value="5.975" calcext:value-type="float">
            <text:p>5.975</text:p>
          </table:table-cell>
          <table:table-cell office:value-type="float" office:value="0.0286272" calcext:value-type="float">
            <text:p>0.0286272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1.10001" calcext:value-type="float">
            <text:p>1.10001</text:p>
          </table:table-cell>
        </table:table-row>
        <table:table-row table:style-name="ro1">
          <table:table-cell office:value-type="float" office:value="5.985" calcext:value-type="float">
            <text:p>5.985</text:p>
          </table:table-cell>
          <table:table-cell office:value-type="float" office:value="-1.87085" calcext:value-type="float">
            <text:p>-1.87085</text:p>
          </table:table-cell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0.0329414" calcext:value-type="float">
            <text:p>0.0329414</text:p>
          </table:table-cell>
        </table:table-row>
        <table:table-row table:style-name="ro1">
          <table:table-cell office:value-type="float" office:value="5.995" calcext:value-type="float">
            <text:p>5.995</text:p>
          </table:table-cell>
          <table:table-cell office:value-type="float" office:value="-1.86777" calcext:value-type="float">
            <text:p>-1.867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915123" calcext:value-type="float">
            <text:p>-0.915123</text:p>
          </table:table-cell>
        </table:table-row>
        <table:table-row table:style-name="ro1">
          <table:table-cell office:value-type="float" office:value="6.005" calcext:value-type="float">
            <text:p>6.005</text:p>
          </table:table-cell>
          <table:table-cell office:value-type="float" office:value="-1.98375" calcext:value-type="float">
            <text:p>-1.98375</text:p>
          </table:table-cell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2.17954" calcext:value-type="float">
            <text:p>2.17954</text:p>
          </table:table-cell>
        </table:table-row>
        <table:table-row table:style-name="ro1">
          <table:table-cell office:value-type="float" office:value="6.015" calcext:value-type="float">
            <text:p>6.015</text:p>
          </table:table-cell>
          <table:table-cell office:value-type="float" office:value="2.30178" calcext:value-type="float">
            <text:p>2.30178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-0.904546" calcext:value-type="float">
            <text:p>-0.904546</text:p>
          </table:table-cell>
        </table:table-row>
        <table:table-row table:style-name="ro1">
          <table:table-cell office:value-type="float" office:value="6.025" calcext:value-type="float">
            <text:p>6.025</text:p>
          </table:table-cell>
          <table:table-cell office:value-type="float" office:value="-1.0196" calcext:value-type="float">
            <text:p>-1.0196</text:p>
          </table:table-cell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-1.84807" calcext:value-type="float">
            <text:p>-1.84807</text:p>
          </table:table-cell>
        </table:table-row>
        <table:table-row table:style-name="ro1">
          <table:table-cell office:value-type="float" office:value="6.035" calcext:value-type="float">
            <text:p>6.035</text:p>
          </table:table-cell>
          <table:table-cell office:value-type="float" office:value="0.177366" calcext:value-type="float">
            <text:p>0.177366</text:p>
          </table:table-cell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-3.02884" calcext:value-type="float">
            <text:p>-3.02884</text:p>
          </table:table-cell>
        </table:table-row>
        <table:table-row table:style-name="ro1">
          <table:table-cell office:value-type="float" office:value="6.045" calcext:value-type="float">
            <text:p>6.045</text:p>
          </table:table-cell>
          <table:table-cell office:value-type="float" office:value="-1.9554" calcext:value-type="float">
            <text:p>-1.9554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2.32954" calcext:value-type="float">
            <text:p>2.32954</text:p>
          </table:table-cell>
        </table:table-row>
        <table:table-row table:style-name="ro1">
          <table:table-cell office:value-type="float" office:value="6.055" calcext:value-type="float">
            <text:p>6.055</text:p>
          </table:table-cell>
          <table:table-cell office:value-type="float" office:value="-0.875147" calcext:value-type="float">
            <text:p>-0.875147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-0.869635" calcext:value-type="float">
            <text:p>-0.869635</text:p>
          </table:table-cell>
        </table:table-row>
        <table:table-row table:style-name="ro1">
          <table:table-cell office:value-type="float" office:value="6.065" calcext:value-type="float">
            <text:p>6.065</text:p>
          </table:table-cell>
          <table:table-cell office:value-type="float" office:value="-0.982821" calcext:value-type="float">
            <text:p>-0.982821</text:p>
          </table:table-cell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-2.88014" calcext:value-type="float">
            <text:p>-2.88014</text:p>
          </table:table-cell>
        </table:table-row>
        <table:table-row table:style-name="ro1">
          <table:table-cell office:value-type="float" office:value="6.075" calcext:value-type="float">
            <text:p>6.075</text:p>
          </table:table-cell>
          <table:table-cell office:value-type="float" office:value="-0.854025" calcext:value-type="float">
            <text:p>-0.854025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-0.729873" calcext:value-type="float">
            <text:p>-0.729873</text:p>
          </table:table-cell>
        </table:table-row>
        <table:table-row table:style-name="ro1">
          <table:table-cell office:value-type="float" office:value="6.085" calcext:value-type="float">
            <text:p>6.085</text:p>
          </table:table-cell>
          <table:table-cell office:value-type="float" office:value="-4.17408" calcext:value-type="float">
            <text:p>-4.17408</text:p>
          </table:table-cell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1.41851" calcext:value-type="float">
            <text:p>1.41851</text:p>
          </table:table-cell>
        </table:table-row>
        <table:table-row table:style-name="ro1">
          <table:table-cell office:value-type="float" office:value="6.095" calcext:value-type="float">
            <text:p>6.095</text:p>
          </table:table-cell>
          <table:table-cell office:value-type="float" office:value="-2.02489" calcext:value-type="float">
            <text:p>-2.0248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-0.712649" calcext:value-type="float">
            <text:p>-0.712649</text:p>
          </table:table-cell>
        </table:table-row>
        <table:table-row table:style-name="ro1">
          <table:table-cell office:value-type="float" office:value="6.105" calcext:value-type="float">
            <text:p>6.105</text:p>
          </table:table-cell>
          <table:table-cell office:value-type="float" office:value="-0.945914" calcext:value-type="float">
            <text:p>-0.945914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-0.703461" calcext:value-type="float">
            <text:p>-0.703461</text:p>
          </table:table-cell>
        </table:table-row>
        <table:table-row table:style-name="ro1">
          <table:table-cell office:value-type="float" office:value="6.115" calcext:value-type="float">
            <text:p>6.115</text:p>
          </table:table-cell>
          <table:table-cell office:value-type="float" office:value="1.20483" calcext:value-type="float">
            <text:p>1.20483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-1.88069" calcext:value-type="float">
            <text:p>-1.88069</text:p>
          </table:table-cell>
        </table:table-row>
        <table:table-row table:style-name="ro1">
          <table:table-cell office:value-type="float" office:value="6.125" calcext:value-type="float">
            <text:p>6.125</text:p>
          </table:table-cell>
          <table:table-cell office:value-type="float" office:value="-1.7568" calcext:value-type="float">
            <text:p>-1.7568</text:p>
          </table:table-cell>
        </table:table-row>
        <table:table-row table:style-name="ro1">
          <table:table-cell office:value-type="float" office:value="6.13" calcext:value-type="float">
            <text:p>6.13</text:p>
          </table:table-cell>
          <table:table-cell office:value-type="float" office:value="0.151153" calcext:value-type="float">
            <text:p>0.151153</text:p>
          </table:table-cell>
        </table:table-row>
        <table:table-row table:style-name="ro1">
          <table:table-cell office:value-type="float" office:value="6.135" calcext:value-type="float">
            <text:p>6.135</text:p>
          </table:table-cell>
          <table:table-cell office:value-type="float" office:value="-0.794058" calcext:value-type="float">
            <text:p>-0.794058</text:p>
          </table:table-cell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0.401679" calcext:value-type="float">
            <text:p>0.401679</text:p>
          </table:table-cell>
        </table:table-row>
        <table:table-row table:style-name="ro1">
          <table:table-cell office:value-type="float" office:value="6.145" calcext:value-type="float">
            <text:p>6.145</text:p>
          </table:table-cell>
          <table:table-cell office:value-type="float" office:value="-1.96992" calcext:value-type="float">
            <text:p>-1.96992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-0.7748" calcext:value-type="float">
            <text:p>-0.7748</text:p>
          </table:table-cell>
        </table:table-row>
        <table:table-row table:style-name="ro1">
          <table:table-cell office:value-type="float" office:value="6.155" calcext:value-type="float">
            <text:p>6.155</text:p>
          </table:table-cell>
          <table:table-cell office:value-type="float" office:value="0.302376" calcext:value-type="float">
            <text:p>0.302376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-1.71211" calcext:value-type="float">
            <text:p>-1.71211</text:p>
          </table:table-cell>
        </table:table-row>
        <table:table-row table:style-name="ro1">
          <table:table-cell office:value-type="float" office:value="6.165" calcext:value-type="float">
            <text:p>6.165</text:p>
          </table:table-cell>
          <table:table-cell office:value-type="float" office:value="1.26839" calcext:value-type="float">
            <text:p>1.26839</text:p>
          </table:table-cell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-3.95675" calcext:value-type="float">
            <text:p>-3.95675</text:p>
          </table:table-cell>
        </table:table-row>
        <table:table-row table:style-name="ro1">
          <table:table-cell office:value-type="float" office:value="6.175" calcext:value-type="float">
            <text:p>6.175</text:p>
          </table:table-cell>
          <table:table-cell office:value-type="float" office:value="1.4009" calcext:value-type="float">
            <text:p>1.4009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0.339707" calcext:value-type="float">
            <text:p>0.339707</text:p>
          </table:table-cell>
        </table:table-row>
        <table:table-row table:style-name="ro1">
          <table:table-cell office:value-type="float" office:value="6.185" calcext:value-type="float">
            <text:p>6.185</text:p>
          </table:table-cell>
          <table:table-cell office:value-type="float" office:value="-2.86312" calcext:value-type="float">
            <text:p>-2.86312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0.473968" calcext:value-type="float">
            <text:p>0.473968</text:p>
          </table:table-cell>
        </table:table-row>
        <table:table-row table:style-name="ro1">
          <table:table-cell office:value-type="float" office:value="6.195" calcext:value-type="float">
            <text:p>6.195</text:p>
          </table:table-cell>
          <table:table-cell office:value-type="float" office:value="-6.06115" calcext:value-type="float">
            <text:p>-6.0611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-0.707557" calcext:value-type="float">
            <text:p>-0.707557</text:p>
          </table:table-cell>
        </table:table-row>
        <table:table-row table:style-name="ro1">
          <table:table-cell office:value-type="float" office:value="6.205" calcext:value-type="float">
            <text:p>6.205</text:p>
          </table:table-cell>
          <table:table-cell office:value-type="float" office:value="2.38999" calcext:value-type="float">
            <text:p>2.38999</text:p>
          </table:table-cell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-2.71742" calcext:value-type="float">
            <text:p>-2.71742</text:p>
          </table:table-cell>
        </table:table-row>
        <table:table-row table:style-name="ro1">
          <table:table-cell office:value-type="float" office:value="6.215" calcext:value-type="float">
            <text:p>6.215</text:p>
          </table:table-cell>
          <table:table-cell office:value-type="float" office:value="-2.7145" calcext:value-type="float">
            <text:p>-2.7145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0.26148" calcext:value-type="float">
            <text:p>0.26148</text:p>
          </table:table-cell>
        </table:table-row>
        <table:table-row table:style-name="ro1">
          <table:table-cell office:value-type="float" office:value="6.225" calcext:value-type="float">
            <text:p>6.225</text:p>
          </table:table-cell>
          <table:table-cell office:value-type="float" office:value="-0.685779" calcext:value-type="float">
            <text:p>-0.685779</text:p>
          </table:table-cell>
        </table:table-row>
        <table:table-row table:style-name="ro1">
          <table:table-cell office:value-type="float" office:value="6.23" calcext:value-type="float">
            <text:p>6.23</text:p>
          </table:table-cell>
          <table:table-cell office:value-type="float" office:value="-0.681918" calcext:value-type="float">
            <text:p>-0.681918</text:p>
          </table:table-cell>
        </table:table-row>
        <table:table-row table:style-name="ro1">
          <table:table-cell office:value-type="float" office:value="6.235" calcext:value-type="float">
            <text:p>6.235</text:p>
          </table:table-cell>
          <table:table-cell office:value-type="float" office:value="-0.678032" calcext:value-type="float">
            <text:p>-0.678032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0.396871" calcext:value-type="float">
            <text:p>0.396871</text:p>
          </table:table-cell>
        </table:table-row>
        <table:table-row table:style-name="ro1">
          <table:table-cell office:value-type="float" office:value="6.245" calcext:value-type="float">
            <text:p>6.245</text:p>
          </table:table-cell>
          <table:table-cell office:value-type="float" office:value="-1.62015" calcext:value-type="float">
            <text:p>-1.62015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1.23904" calcext:value-type="float">
            <text:p>1.23904</text:p>
          </table:table-cell>
        </table:table-row>
        <table:table-row table:style-name="ro1">
          <table:table-cell office:value-type="float" office:value="6.255" calcext:value-type="float">
            <text:p>6.255</text:p>
          </table:table-cell>
          <table:table-cell office:value-type="float" office:value="-1.6092" calcext:value-type="float">
            <text:p>-1.6092</text:p>
          </table:table-cell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-2.67607" calcext:value-type="float">
            <text:p>-2.67607</text:p>
          </table:table-cell>
        </table:table-row>
        <table:table-row table:style-name="ro1">
          <table:table-cell office:value-type="float" office:value="6.265" calcext:value-type="float">
            <text:p>6.265</text:p>
          </table:table-cell>
          <table:table-cell office:value-type="float" office:value="0.300153" calcext:value-type="float">
            <text:p>0.300153</text:p>
          </table:table-cell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-0.646861" calcext:value-type="float">
            <text:p>-0.646861</text:p>
          </table:table-cell>
        </table:table-row>
        <table:table-row table:style-name="ro1">
          <table:table-cell office:value-type="float" office:value="6.275" calcext:value-type="float">
            <text:p>6.275</text:p>
          </table:table-cell>
          <table:table-cell office:value-type="float" office:value="-0.642757" calcext:value-type="float">
            <text:p>-0.642757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-1.59067" calcext:value-type="float">
            <text:p>-1.59067</text:p>
          </table:table-cell>
        </table:table-row>
        <table:table-row table:style-name="ro1">
          <table:table-cell office:value-type="float" office:value="6.285" calcext:value-type="float">
            <text:p>6.285</text:p>
          </table:table-cell>
          <table:table-cell office:value-type="float" office:value="1.26771" calcext:value-type="float">
            <text:p>1.26771</text:p>
          </table:table-cell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-2.53345" calcext:value-type="float">
            <text:p>-2.53345</text:p>
          </table:table-cell>
        </table:table-row>
        <table:table-row table:style-name="ro1">
          <table:table-cell office:value-type="float" office:value="6.295" calcext:value-type="float">
            <text:p>6.295</text:p>
          </table:table-cell>
          <table:table-cell office:value-type="float" office:value="0.324029" calcext:value-type="float">
            <text:p>0.324029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-1.69392" calcext:value-type="float">
            <text:p>-1.69392</text:p>
          </table:table-cell>
        </table:table-row>
        <table:table-row table:style-name="ro1">
          <table:table-cell office:value-type="float" office:value="6.305" calcext:value-type="float">
            <text:p>6.305</text:p>
          </table:table-cell>
          <table:table-cell office:value-type="float" office:value="1.52135" calcext:value-type="float">
            <text:p>1.52135</text:p>
          </table:table-cell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-1.56532" calcext:value-type="float">
            <text:p>-1.56532</text:p>
          </table:table-cell>
        </table:table-row>
        <table:table-row table:style-name="ro1">
          <table:table-cell office:value-type="float" office:value="6.315" calcext:value-type="float">
            <text:p>6.315</text:p>
          </table:table-cell>
          <table:table-cell office:value-type="float" office:value="-0.728823" calcext:value-type="float">
            <text:p>-0.728823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-0.605626" calcext:value-type="float">
            <text:p>-0.605626</text:p>
          </table:table-cell>
        </table:table-row>
        <table:table-row table:style-name="ro1">
          <table:table-cell office:value-type="float" office:value="6.325" calcext:value-type="float">
            <text:p>6.325</text:p>
          </table:table-cell>
          <table:table-cell office:value-type="float" office:value="-0.601294" calcext:value-type="float">
            <text:p>-0.601294</text:p>
          </table:table-cell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-0.59694" calcext:value-type="float">
            <text:p>-0.59694</text:p>
          </table:table-cell>
        </table:table-row>
        <table:table-row table:style-name="ro1">
          <table:table-cell office:value-type="float" office:value="6.335" calcext:value-type="float">
            <text:p>6.335</text:p>
          </table:table-cell>
          <table:table-cell office:value-type="float" office:value="1.54966" calcext:value-type="float">
            <text:p>1.54966</text:p>
          </table:table-cell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-2.72586" calcext:value-type="float">
            <text:p>-2.72586</text:p>
          </table:table-cell>
        </table:table-row>
        <table:table-row table:style-name="ro1">
          <table:table-cell office:value-type="float" office:value="6.345" calcext:value-type="float">
            <text:p>6.345</text:p>
          </table:table-cell>
          <table:table-cell office:value-type="float" office:value="0.489664" calcext:value-type="float">
            <text:p>0.489664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-2.71697" calcext:value-type="float">
            <text:p>-2.71697</text:p>
          </table:table-cell>
        </table:table-row>
        <table:table-row table:style-name="ro1">
          <table:table-cell office:value-type="float" office:value="6.355" calcext:value-type="float">
            <text:p>6.355</text:p>
          </table:table-cell>
          <table:table-cell office:value-type="float" office:value="1.56859" calcext:value-type="float">
            <text:p>1.56859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-1.51784" calcext:value-type="float">
            <text:p>-1.51784</text:p>
          </table:table-cell>
        </table:table-row>
        <table:table-row table:style-name="ro1">
          <table:table-cell office:value-type="float" office:value="6.365" calcext:value-type="float">
            <text:p>6.365</text:p>
          </table:table-cell>
          <table:table-cell office:value-type="float" office:value="-0.681109" calcext:value-type="float">
            <text:p>-0.681109</text:p>
          </table:table-cell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-0.557677" calcext:value-type="float">
            <text:p>-0.557677</text:p>
          </table:table-cell>
        </table:table-row>
        <table:table-row table:style-name="ro1">
          <table:table-cell office:value-type="float" office:value="6.375" calcext:value-type="float">
            <text:p>6.375</text:p>
          </table:table-cell>
          <table:table-cell office:value-type="float" office:value="-0.553111" calcext:value-type="float">
            <text:p>-0.553111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-0.548524" calcext:value-type="float">
            <text:p>-0.548524</text:p>
          </table:table-cell>
        </table:table-row>
        <table:table-row table:style-name="ro1">
          <table:table-cell office:value-type="float" office:value="6.385" calcext:value-type="float">
            <text:p>6.385</text:p>
          </table:table-cell>
          <table:table-cell office:value-type="float" office:value="-0.543918" calcext:value-type="float">
            <text:p>-0.543918</text:p>
          </table:table-cell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-0.420271" calcext:value-type="float">
            <text:p>-0.420271</text:p>
          </table:table-cell>
        </table:table-row>
        <table:table-row table:style-name="ro1">
          <table:table-cell office:value-type="float" office:value="6.395" calcext:value-type="float">
            <text:p>6.395</text:p>
          </table:table-cell>
          <table:table-cell office:value-type="float" office:value="0.298763" calcext:value-type="float">
            <text:p>0.29876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-1.36085" calcext:value-type="float">
            <text:p>-1.36085</text:p>
          </table:table-cell>
        </table:table-row>
        <table:table-row table:style-name="ro1">
          <table:table-cell office:value-type="float" office:value="6.405" calcext:value-type="float">
            <text:p>6.405</text:p>
          </table:table-cell>
          <table:table-cell office:value-type="float" office:value="-0.642833" calcext:value-type="float">
            <text:p>-0.642833</text:p>
          </table:table-cell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0.551962" calcext:value-type="float">
            <text:p>0.551962</text:p>
          </table:table-cell>
        </table:table-row>
        <table:table-row table:style-name="ro1">
          <table:table-cell office:value-type="float" office:value="6.415" calcext:value-type="float">
            <text:p>6.415</text:p>
          </table:table-cell>
          <table:table-cell office:value-type="float" office:value="-1.58326" calcext:value-type="float">
            <text:p>-1.58326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-0.508527" calcext:value-type="float">
            <text:p>-0.508527</text:p>
          </table:table-cell>
        </table:table-row>
        <table:table-row table:style-name="ro1">
          <table:table-cell office:value-type="float" office:value="6.425" calcext:value-type="float">
            <text:p>6.425</text:p>
          </table:table-cell>
          <table:table-cell office:value-type="float" office:value="-0.503752" calcext:value-type="float">
            <text:p>-0.503752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-1.45115" calcext:value-type="float">
            <text:p>-1.45115</text:p>
          </table:table-cell>
        </table:table-row>
        <table:table-row table:style-name="ro1">
          <table:table-cell office:value-type="float" office:value="6.435" calcext:value-type="float">
            <text:p>6.435</text:p>
          </table:table-cell>
          <table:table-cell office:value-type="float" office:value="1.52707" calcext:value-type="float">
            <text:p>1.52707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-1.55916" calcext:value-type="float">
            <text:p>-1.55916</text:p>
          </table:table-cell>
        </table:table-row>
        <table:table-row table:style-name="ro1">
          <table:table-cell office:value-type="float" office:value="6.445" calcext:value-type="float">
            <text:p>6.445</text:p>
          </table:table-cell>
          <table:table-cell office:value-type="float" office:value="-0.484328" calcext:value-type="float">
            <text:p>-0.484328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-0.479461" calcext:value-type="float">
            <text:p>-0.479461</text:p>
          </table:table-cell>
        </table:table-row>
        <table:table-row table:style-name="ro1">
          <table:table-cell office:value-type="float" office:value="6.455" calcext:value-type="float">
            <text:p>6.455</text:p>
          </table:table-cell>
          <table:table-cell office:value-type="float" office:value="-0.474575" calcext:value-type="float">
            <text:p>-0.474575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-0.469672" calcext:value-type="float">
            <text:p>-0.469672</text:p>
          </table:table-cell>
        </table:table-row>
        <table:table-row table:style-name="ro1">
          <table:table-cell office:value-type="float" office:value="6.465" calcext:value-type="float">
            <text:p>6.465</text:p>
          </table:table-cell>
          <table:table-cell office:value-type="float" office:value="-0.345724" calcext:value-type="float">
            <text:p>-0.345724</text:p>
          </table:table-cell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-0.57856" calcext:value-type="float">
            <text:p>-0.57856</text:p>
          </table:table-cell>
        </table:table-row>
        <table:table-row table:style-name="ro1">
          <table:table-cell office:value-type="float" office:value="6.475" calcext:value-type="float">
            <text:p>6.475</text:p>
          </table:table-cell>
          <table:table-cell office:value-type="float" office:value="-0.454717" calcext:value-type="float">
            <text:p>-0.454717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0.621518" calcext:value-type="float">
            <text:p>0.621518</text:p>
          </table:table-cell>
        </table:table-row>
        <table:table-row table:style-name="ro1">
          <table:table-cell office:value-type="float" office:value="6.485" calcext:value-type="float">
            <text:p>6.485</text:p>
          </table:table-cell>
          <table:table-cell office:value-type="float" office:value="-1.51345" calcext:value-type="float">
            <text:p>-1.51345</text:p>
          </table:table-cell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-1.50973" calcext:value-type="float">
            <text:p>-1.50973</text:p>
          </table:table-cell>
        </table:table-row>
        <table:table-row table:style-name="ro1">
          <table:table-cell office:value-type="float" office:value="6.495" calcext:value-type="float">
            <text:p>6.495</text:p>
          </table:table-cell>
          <table:table-cell office:value-type="float" office:value="0.754284" calcext:value-type="float">
            <text:p>0.75428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-0.548432" calcext:value-type="float">
            <text:p>-0.548432</text:p>
          </table:table-cell>
        </table:table-row>
        <table:table-row table:style-name="ro1">
          <table:table-cell office:value-type="float" office:value="6.505" calcext:value-type="float">
            <text:p>6.505</text:p>
          </table:table-cell>
          <table:table-cell office:value-type="float" office:value="0.646794" calcext:value-type="float">
            <text:p>0.646794</text:p>
          </table:table-cell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-1.48809" calcext:value-type="float">
            <text:p>-1.48809</text:p>
          </table:table-cell>
        </table:table-row>
        <table:table-row table:style-name="ro1">
          <table:table-cell office:value-type="float" office:value="6.515" calcext:value-type="float">
            <text:p>6.515</text:p>
          </table:table-cell>
          <table:table-cell office:value-type="float" office:value="-0.413022" calcext:value-type="float">
            <text:p>-0.413022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1.73468" calcext:value-type="float">
            <text:p>1.73468</text:p>
          </table:table-cell>
        </table:table-row>
        <table:table-row table:style-name="ro1">
          <table:table-cell office:value-type="float" office:value="6.525" calcext:value-type="float">
            <text:p>6.525</text:p>
          </table:table-cell>
          <table:table-cell office:value-type="float" office:value="-2.54012" calcext:value-type="float">
            <text:p>-2.54012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-0.395012" calcext:value-type="float">
            <text:p>-0.395012</text:p>
          </table:table-cell>
        </table:table-row>
        <table:table-row table:style-name="ro1">
          <table:table-cell office:value-type="float" office:value="6.535" calcext:value-type="float">
            <text:p>6.535</text:p>
          </table:table-cell>
          <table:table-cell office:value-type="float" office:value="-0.389853" calcext:value-type="float">
            <text:p>-0.389853</text:p>
          </table:table-cell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0.686634" calcext:value-type="float">
            <text:p>0.686634</text:p>
          </table:table-cell>
        </table:table-row>
        <table:table-row table:style-name="ro1">
          <table:table-cell office:value-type="float" office:value="6.545" calcext:value-type="float">
            <text:p>6.545</text:p>
          </table:table-cell>
          <table:table-cell office:value-type="float" office:value="-1.44814" calcext:value-type="float">
            <text:p>-1.44814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1.76969" calcext:value-type="float">
            <text:p>1.76969</text:p>
          </table:table-cell>
        </table:table-row>
        <table:table-row table:style-name="ro1">
          <table:table-cell office:value-type="float" office:value="6.555" calcext:value-type="float">
            <text:p>6.555</text:p>
          </table:table-cell>
          <table:table-cell office:value-type="float" office:value="0.70898" calcext:value-type="float">
            <text:p>0.70898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-4.63703" calcext:value-type="float">
            <text:p>-4.63703</text:p>
          </table:table-cell>
        </table:table-row>
        <table:table-row table:style-name="ro1">
          <table:table-cell office:value-type="float" office:value="6.565" calcext:value-type="float">
            <text:p>6.565</text:p>
          </table:table-cell>
          <table:table-cell office:value-type="float" office:value="0.718138" calcext:value-type="float">
            <text:p>0.718138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0.72477" calcext:value-type="float">
            <text:p>0.72477</text:p>
          </table:table-cell>
        </table:table-row>
        <table:table-row table:style-name="ro1">
          <table:table-cell office:value-type="float" office:value="6.575" calcext:value-type="float">
            <text:p>6.575</text:p>
          </table:table-cell>
          <table:table-cell office:value-type="float" office:value="-1.4099" calcext:value-type="float">
            <text:p>-1.4099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-0.215582" calcext:value-type="float">
            <text:p>-0.215582</text:p>
          </table:table-cell>
        </table:table-row>
        <table:table-row table:style-name="ro1">
          <table:table-cell office:value-type="float" office:value="6.585" calcext:value-type="float">
            <text:p>6.585</text:p>
          </table:table-cell>
          <table:table-cell office:value-type="float" office:value="-1.51939" calcext:value-type="float">
            <text:p>-1.51939</text:p>
          </table:table-cell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4.91116" calcext:value-type="float">
            <text:p>4.91116</text:p>
          </table:table-cell>
        </table:table-row>
        <table:table-row table:style-name="ro1">
          <table:table-cell office:value-type="float" office:value="6.595" calcext:value-type="float">
            <text:p>6.595</text:p>
          </table:table-cell>
          <table:table-cell office:value-type="float" office:value="-4.47555" calcext:value-type="float">
            <text:p>-4.4755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762208" calcext:value-type="float">
            <text:p>0.762208</text:p>
          </table:table-cell>
        </table:table-row>
        <table:table-row table:style-name="ro1">
          <table:table-cell office:value-type="float" office:value="6.605" calcext:value-type="float">
            <text:p>6.605</text:p>
          </table:table-cell>
          <table:table-cell office:value-type="float" office:value="-1.37238" calcext:value-type="float">
            <text:p>-1.37238</text:p>
          </table:table-cell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-0.177972" calcext:value-type="float">
            <text:p>-0.177972</text:p>
          </table:table-cell>
        </table:table-row>
        <table:table-row table:style-name="ro1">
          <table:table-cell office:value-type="float" office:value="6.615" calcext:value-type="float">
            <text:p>6.615</text:p>
          </table:table-cell>
          <table:table-cell office:value-type="float" office:value="1.61335" calcext:value-type="float">
            <text:p>1.61335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-2.18546" calcext:value-type="float">
            <text:p>-2.18546</text:p>
          </table:table-cell>
        </table:table-row>
        <table:table-row table:style-name="ro1">
          <table:table-cell office:value-type="float" office:value="6.625" calcext:value-type="float">
            <text:p>6.625</text:p>
          </table:table-cell>
          <table:table-cell office:value-type="float" office:value="2.69836" calcext:value-type="float">
            <text:p>2.69836</text:p>
          </table:table-cell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-3.35942" calcext:value-type="float">
            <text:p>-3.35942</text:p>
          </table:table-cell>
        </table:table-row>
        <table:table-row table:style-name="ro1">
          <table:table-cell office:value-type="float" office:value="6.635" calcext:value-type="float">
            <text:p>6.635</text:p>
          </table:table-cell>
          <table:table-cell office:value-type="float" office:value="-0.262915" calcext:value-type="float">
            <text:p>-0.262915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-0.13841" calcext:value-type="float">
            <text:p>-0.13841</text:p>
          </table:table-cell>
        </table:table-row>
        <table:table-row table:style-name="ro1">
          <table:table-cell office:value-type="float" office:value="6.645" calcext:value-type="float">
            <text:p>6.645</text:p>
          </table:table-cell>
          <table:table-cell office:value-type="float" office:value="-0.370712" calcext:value-type="float">
            <text:p>-0.370712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-0.246344" calcext:value-type="float">
            <text:p>-0.246344</text:p>
          </table:table-cell>
        </table:table-row>
        <table:table-row table:style-name="ro1">
          <table:table-cell office:value-type="float" office:value="6.655" calcext:value-type="float">
            <text:p>6.655</text:p>
          </table:table-cell>
          <table:table-cell office:value-type="float" office:value="-0.240854" calcext:value-type="float">
            <text:p>-0.240854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-0.235354" calcext:value-type="float">
            <text:p>-0.235354</text:p>
          </table:table-cell>
        </table:table-row>
        <table:table-row table:style-name="ro1">
          <table:table-cell office:value-type="float" office:value="6.665" calcext:value-type="float">
            <text:p>6.665</text:p>
          </table:table-cell>
          <table:table-cell office:value-type="float" office:value="-0.229846" calcext:value-type="float">
            <text:p>-0.229846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-0.105285" calcext:value-type="float">
            <text:p>-0.105285</text:p>
          </table:table-cell>
        </table:table-row>
        <table:table-row table:style-name="ro1">
          <table:table-cell office:value-type="float" office:value="6.675" calcext:value-type="float">
            <text:p>6.675</text:p>
          </table:table-cell>
          <table:table-cell office:value-type="float" office:value="-0.337534" calcext:value-type="float">
            <text:p>-0.337534</text:p>
          </table:table-cell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0.858292" calcext:value-type="float">
            <text:p>0.858292</text:p>
          </table:table-cell>
        </table:table-row>
        <table:table-row table:style-name="ro1">
          <table:table-cell office:value-type="float" office:value="6.685" calcext:value-type="float">
            <text:p>6.685</text:p>
          </table:table-cell>
          <table:table-cell office:value-type="float" office:value="-1.27613" calcext:value-type="float">
            <text:p>-1.27613</text:p>
          </table:table-cell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0.870815" calcext:value-type="float">
            <text:p>0.870815</text:p>
          </table:table-cell>
        </table:table-row>
        <table:table-row table:style-name="ro1">
          <table:table-cell office:value-type="float" office:value="6.695" calcext:value-type="float">
            <text:p>6.695</text:p>
          </table:table-cell>
          <table:table-cell office:value-type="float" office:value="-2.335" calcext:value-type="float">
            <text:p>-2.33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880511" calcext:value-type="float">
            <text:p>0.880511</text:p>
          </table:table-cell>
        </table:table-row>
        <table:table-row table:style-name="ro1">
          <table:table-cell office:value-type="float" office:value="6.705" calcext:value-type="float">
            <text:p>6.705</text:p>
          </table:table-cell>
          <table:table-cell office:value-type="float" office:value="-0.0648518" calcext:value-type="float">
            <text:p>-0.0648518</text:p>
          </table:table-cell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-1.36846" calcext:value-type="float">
            <text:p>-1.36846</text:p>
          </table:table-cell>
        </table:table-row>
        <table:table-row table:style-name="ro1">
          <table:table-cell office:value-type="float" office:value="6.715" calcext:value-type="float">
            <text:p>6.715</text:p>
          </table:table-cell>
          <table:table-cell office:value-type="float" office:value="1.96739" calcext:value-type="float">
            <text:p>1.96739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-1.23696" calcext:value-type="float">
            <text:p>-1.23696</text:p>
          </table:table-cell>
        </table:table-row>
        <table:table-row table:style-name="ro1">
          <table:table-cell office:value-type="float" office:value="6.725" calcext:value-type="float">
            <text:p>6.725</text:p>
          </table:table-cell>
          <table:table-cell office:value-type="float" office:value="-0.16138" calcext:value-type="float">
            <text:p>-0.16138</text:p>
          </table:table-cell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-0.155775" calcext:value-type="float">
            <text:p>-0.155775</text:p>
          </table:table-cell>
        </table:table-row>
        <table:table-row table:style-name="ro1">
          <table:table-cell office:value-type="float" office:value="6.735" calcext:value-type="float">
            <text:p>6.735</text:p>
          </table:table-cell>
          <table:table-cell office:value-type="float" office:value="-0.0311164" calcext:value-type="float">
            <text:p>-0.0311164</text:p>
          </table:table-cell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-0.263273" calcext:value-type="float">
            <text:p>-0.263273</text:p>
          </table:table-cell>
        </table:table-row>
        <table:table-row table:style-name="ro1">
          <table:table-cell office:value-type="float" office:value="6.745" calcext:value-type="float">
            <text:p>6.745</text:p>
          </table:table-cell>
          <table:table-cell office:value-type="float" office:value="-0.138764" calcext:value-type="float">
            <text:p>-0.138764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-0.133137" calcext:value-type="float">
            <text:p>-0.133137</text:p>
          </table:table-cell>
        </table:table-row>
        <table:table-row table:style-name="ro1">
          <table:table-cell office:value-type="float" office:value="6.755" calcext:value-type="float">
            <text:p>6.755</text:p>
          </table:table-cell>
          <table:table-cell office:value-type="float" office:value="3.08679" calcext:value-type="float">
            <text:p>3.08679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-3.32746" calcext:value-type="float">
            <text:p>-3.32746</text:p>
          </table:table-cell>
        </table:table-row>
        <table:table-row table:style-name="ro1">
          <table:table-cell office:value-type="float" office:value="6.765" calcext:value-type="float">
            <text:p>6.765</text:p>
          </table:table-cell>
          <table:table-cell office:value-type="float" office:value="-0.111871" calcext:value-type="float">
            <text:p>-0.111871</text:p>
          </table:table-cell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-0.106221" calcext:value-type="float">
            <text:p>-0.106221</text:p>
          </table:table-cell>
        </table:table-row>
        <table:table-row table:style-name="ro1">
          <table:table-cell office:value-type="float" office:value="6.775" calcext:value-type="float">
            <text:p>6.775</text:p>
          </table:table-cell>
          <table:table-cell office:value-type="float" office:value="0.970867" calcext:value-type="float">
            <text:p>0.970867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-2.23487" calcext:value-type="float">
            <text:p>-2.23487</text:p>
          </table:table-cell>
        </table:table-row>
        <table:table-row table:style-name="ro1">
          <table:table-cell office:value-type="float" office:value="6.785" calcext:value-type="float">
            <text:p>6.785</text:p>
          </table:table-cell>
          <table:table-cell office:value-type="float" office:value="2.05217" calcext:value-type="float">
            <text:p>2.05217</text:p>
          </table:table-cell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-2.1045" calcext:value-type="float">
            <text:p>-2.1045</text:p>
          </table:table-cell>
        </table:table-row>
        <table:table-row table:style-name="ro1">
          <table:table-cell office:value-type="float" office:value="6.795" calcext:value-type="float">
            <text:p>6.795</text:p>
          </table:table-cell>
          <table:table-cell office:value-type="float" office:value="0.873336" calcext:value-type="float">
            <text:p>0.873336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.02318" calcext:value-type="float">
            <text:p>3.02318</text:p>
          </table:table-cell>
        </table:table-row>
        <table:table-row table:style-name="ro1">
          <table:table-cell office:value-type="float" office:value="6.805" calcext:value-type="float">
            <text:p>6.805</text:p>
          </table:table-cell>
          <table:table-cell office:value-type="float" office:value="-3.03421" calcext:value-type="float">
            <text:p>-3.03421</text:p>
          </table:table-cell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0.896193" calcext:value-type="float">
            <text:p>0.896193</text:p>
          </table:table-cell>
        </table:table-row>
        <table:table-row table:style-name="ro1">
          <table:table-cell office:value-type="float" office:value="6.815" calcext:value-type="float">
            <text:p>6.815</text:p>
          </table:table-cell>
          <table:table-cell office:value-type="float" office:value="0.904632" calcext:value-type="float">
            <text:p>0.904632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-2.06186" calcext:value-type="float">
            <text:p>-2.06186</text:p>
          </table:table-cell>
        </table:table-row>
        <table:table-row table:style-name="ro1">
          <table:table-cell office:value-type="float" office:value="6.825" calcext:value-type="float">
            <text:p>6.825</text:p>
          </table:table-cell>
          <table:table-cell office:value-type="float" office:value="0.0839524" calcext:value-type="float">
            <text:p>0.0839524</text:p>
          </table:table-cell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-0.148136" calcext:value-type="float">
            <text:p>-0.148136</text:p>
          </table:table-cell>
        </table:table-row>
        <table:table-row table:style-name="ro1">
          <table:table-cell office:value-type="float" office:value="6.835" calcext:value-type="float">
            <text:p>6.835</text:p>
          </table:table-cell>
          <table:table-cell office:value-type="float" office:value="-1.09501" calcext:value-type="float">
            <text:p>-1.09501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1.05064" calcext:value-type="float">
            <text:p>1.05064</text:p>
          </table:table-cell>
        </table:table-row>
        <table:table-row table:style-name="ro1">
          <table:table-cell office:value-type="float" office:value="6.845" calcext:value-type="float">
            <text:p>6.845</text:p>
          </table:table-cell>
          <table:table-cell office:value-type="float" office:value="-0.0136515" calcext:value-type="float">
            <text:p>-0.0136515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0.111086" calcext:value-type="float">
            <text:p>0.111086</text:p>
          </table:table-cell>
        </table:table-row>
        <table:table-row table:style-name="ro1">
          <table:table-cell office:value-type="float" office:value="6.855" calcext:value-type="float">
            <text:p>6.855</text:p>
          </table:table-cell>
          <table:table-cell office:value-type="float" office:value="-0.121" calcext:value-type="float">
            <text:p>-0.121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0.00357552" calcext:value-type="float">
            <text:p>0.00357552</text:p>
          </table:table-cell>
        </table:table-row>
        <table:table-row table:style-name="ro1">
          <table:table-cell office:value-type="float" office:value="6.865" calcext:value-type="float">
            <text:p>6.865</text:p>
          </table:table-cell>
          <table:table-cell office:value-type="float" office:value="1.08071" calcext:value-type="float">
            <text:p>1.08071</text:p>
          </table:table-cell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-2.12501" calcext:value-type="float">
            <text:p>-2.12501</text:p>
          </table:table-cell>
        </table:table-row>
        <table:table-row table:style-name="ro1">
          <table:table-cell office:value-type="float" office:value="6.875" calcext:value-type="float">
            <text:p>6.875</text:p>
          </table:table-cell>
          <table:table-cell office:value-type="float" office:value="3.23351" calcext:value-type="float">
            <text:p>3.23351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0.0321733" calcext:value-type="float">
            <text:p>0.0321733</text:p>
          </table:table-cell>
        </table:table-row>
        <table:table-row table:style-name="ro1">
          <table:table-cell office:value-type="float" office:value="6.885" calcext:value-type="float">
            <text:p>6.885</text:p>
          </table:table-cell>
          <table:table-cell office:value-type="float" office:value="0.993174" calcext:value-type="float">
            <text:p>0.9931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56" meta:object-count="0"/>
    <meta:generator>LibreOffice/6.0.7.3$Linux_X86_64 LibreOffice_project/00m0$Build-3</meta:generator>
  </office:meta>
</office:document-meta>
</file>